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Inhaltsverzeichnisüberschrift" style:master-page-name="MP0" style:family="paragraph">
      <style:paragraph-properties fo:break-before="page"/>
    </style:style>
    <style:style style:name="P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Standard" style:family="paragraph">
      <style:paragraph-properties fo:break-before="page"/>
    </style:style>
    <style:style style:name="P15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P18" style:parent-style-name="Standard" style:family="paragraph">
      <style:paragraph-properties fo:text-align="center" fo:margin-top="0in" fo:margin-bottom="0in" fo:line-height="100%"/>
    </style:style>
    <style:style style:name="T19" style:parent-style-name="Absatz-Standardschriftart" style:family="text">
      <style:text-properties style:language-asian="de" style:country-asian="DE"/>
    </style:style>
    <style:style style:name="P20" style:parent-style-name="Standard" style:family="paragraph">
      <style:paragraph-properties fo:text-align="center" fo:margin-top="0in" fo:margin-bottom="0in" fo:line-height="100%"/>
    </style:style>
    <style:style style:name="T21" style:parent-style-name="Absatz-Standardschriftart" style:family="text">
      <style:text-properties style:language-asian="de" style:country-asian="DE"/>
    </style:style>
    <style:style style:name="P22" style:parent-style-name="Standard" style:family="paragraph">
      <style:paragraph-properties fo:text-align="center" fo:margin-top="0in" fo:margin-bottom="0in" fo:line-height="100%"/>
    </style:style>
    <style:style style:name="T23" style:parent-style-name="Absatz-Standardschriftart" style:family="text">
      <style:text-properties style:language-asian="de" style:country-asian="DE"/>
    </style:style>
    <style:style style:name="T24" style:parent-style-name="Absatz-Standardschriftart" style:family="text">
      <style:text-properties style:language-asian="de" style:country-asian="DE"/>
    </style:style>
    <style:style style:name="P25" style:parent-style-name="Standard" style:family="paragraph">
      <style:paragraph-properties fo:text-align="center" fo:margin-top="0in" fo:margin-bottom="0in" fo:line-height="100%"/>
    </style:style>
    <style:style style:name="T26" style:parent-style-name="Absatz-Standardschriftart" style:family="text">
      <style:text-properties style:language-asian="de" style:country-asian="DE"/>
    </style:style>
    <style:style style:name="T27" style:parent-style-name="Absatz-Standardschriftart" style:family="text">
      <style:text-properties style:language-asian="de" style:country-asian="DE"/>
    </style:style>
    <style:style style:name="P28" style:parent-style-name="Standard" style:family="paragraph">
      <style:paragraph-properties fo:text-align="center" fo:margin-top="0in" fo:margin-bottom="0in" fo:line-height="100%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P31" style:parent-style-name="Standard" style:family="paragraph">
      <style:paragraph-properties fo:text-align="center" fo:margin-top="0in" fo:margin-bottom="0in" fo:line-height="100%"/>
    </style:style>
    <style:style style:name="P32" style:parent-style-name="Standard" style:family="paragraph">
      <style:paragraph-properties fo:text-align="center" fo:margin-top="0in" fo:margin-bottom="0in" fo:line-height="100%"/>
    </style:style>
    <style:style style:name="T33" style:parent-style-name="Absatz-Standardschriftart" style:family="text">
      <style:text-properties style:language-asian="de" style:country-asian="DE"/>
    </style:style>
    <style:style style:name="P34" style:parent-style-name="Standard" style:family="paragraph">
      <style:paragraph-properties fo:text-align="center" fo:margin-top="0in" fo:margin-bottom="0in" fo:line-height="100%"/>
    </style:style>
    <style:style style:name="P35" style:parent-style-name="Standard" style:family="paragraph">
      <style:paragraph-properties fo:text-align="center" fo:margin-top="0in" fo:margin-bottom="0in" fo:line-height="100%"/>
    </style:style>
    <style:style style:name="T36" style:parent-style-name="Absatz-Standardschriftart" style:family="text">
      <style:text-properties style:language-asian="de" style:country-asian="DE"/>
    </style:style>
    <style:style style:name="T37" style:parent-style-name="Absatz-Standardschriftart" style:family="text">
      <style:text-properties style:language-asian="de" style:country-asian="DE"/>
    </style:style>
    <style:style style:name="T38" style:parent-style-name="Absatz-Standardschriftart" style:family="text">
      <style:text-properties style:language-asian="de" style:country-asian="DE"/>
    </style:style>
    <style:style style:name="P39" style:parent-style-name="Standard" style:family="paragraph">
      <style:paragraph-properties fo:text-align="center" fo:margin-top="0in" fo:margin-bottom="0in" fo:line-height="100%"/>
    </style:style>
    <style:style style:name="P40" style:parent-style-name="Standard" style:family="paragraph">
      <style:paragraph-properties fo:text-align="center" fo:margin-top="0in" fo:margin-bottom="0in" fo:line-height="100%"/>
    </style:style>
    <style:style style:name="T41" style:parent-style-name="Absatz-Standardschriftart" style:family="text">
      <style:text-properties style:language-asian="de" style:country-asian="DE"/>
    </style:style>
    <style:style style:name="T42" style:parent-style-name="Absatz-Standardschriftart" style:family="text">
      <style:text-properties style:language-asian="de" style:country-asian="DE"/>
    </style:style>
    <style:style style:name="P43" style:parent-style-name="Standard" style:family="paragraph">
      <style:paragraph-properties fo:text-align="center" fo:margin-top="0in" fo:margin-bottom="0in" fo:line-height="100%"/>
    </style:style>
    <style:style style:name="T44" style:parent-style-name="Absatz-Standardschriftart" style:family="text">
      <style:text-properties style:language-asian="de" style:country-asian="DE"/>
    </style:style>
    <style:style style:name="P45" style:parent-style-name="Standard" style:family="paragraph">
      <style:paragraph-properties fo:text-align="center" fo:margin-top="0in" fo:margin-bottom="0in" fo:line-height="100%"/>
    </style:style>
    <style:style style:name="T46" style:parent-style-name="Absatz-Standardschriftart" style:family="text">
      <style:text-properties style:language-asian="de" style:country-asian="DE"/>
    </style:style>
    <style:style style:name="T47" style:parent-style-name="Absatz-Standardschriftart" style:family="text">
      <style:text-properties style:language-asian="de" style:country-asian="DE"/>
    </style:style>
    <style:style style:name="P48" style:parent-style-name="Standard" style:family="paragraph">
      <style:paragraph-properties fo:text-align="center" fo:margin-top="0in" fo:margin-bottom="0in" fo:line-height="100%"/>
    </style:style>
    <style:style style:name="P49" style:parent-style-name="Standard" style:family="paragraph">
      <style:paragraph-properties fo:break-before="page"/>
    </style:style>
    <style:style style:name="P50" style:parent-style-name="Überschrift1" style:family="paragraph">
      <style:paragraph-properties fo:text-align="center"/>
      <style:text-properties fo:font-weight="bold" style:font-weight-asian="bold" fo:color="#000000"/>
    </style:style>
    <style:style style:name="T51" style:parent-style-name="Absatz-Standardschriftart" style:family="text">
      <style:text-properties style:language-asian="de" style:country-asian="DE"/>
    </style:style>
    <style:style style:name="T52" style:parent-style-name="Absatz-Standardschriftart" style:family="text">
      <style:text-properties style:language-asian="de" style:country-asian="DE"/>
    </style:style>
    <style:style style:name="T53" style:parent-style-name="Absatz-Standardschriftart" style:family="text">
      <style:text-properties style:language-asian="de" style:country-asian="DE"/>
    </style:style>
    <style:style style:name="P54" style:parent-style-name="Standard" style:family="paragraph">
      <style:paragraph-properties fo:text-align="center" fo:margin-top="0in" fo:margin-bottom="0in" fo:line-height="100%"/>
    </style:style>
    <style:style style:name="T55" style:parent-style-name="Absatz-Standardschriftart" style:family="text">
      <style:text-properties style:language-asian="de" style:country-asian="DE"/>
    </style:style>
    <style:style style:name="T56" style:parent-style-name="Absatz-Standardschriftart" style:family="text">
      <style:text-properties style:language-asian="de" style:country-asian="DE"/>
    </style:style>
    <style:style style:name="T57" style:parent-style-name="Absatz-Standardschriftart" style:family="text">
      <style:text-properties style:language-asian="de" style:country-asian="DE"/>
    </style:style>
    <style:style style:name="T58" style:parent-style-name="Absatz-Standardschriftart" style:family="text">
      <style:text-properties style:language-asian="de" style:country-asian="DE"/>
    </style:style>
    <style:style style:name="P59" style:parent-style-name="Standard" style:family="paragraph">
      <style:paragraph-properties fo:text-align="center" fo:margin-top="0in" fo:margin-bottom="0in" fo:line-height="100%"/>
    </style:style>
    <style:style style:name="T60" style:parent-style-name="Absatz-Standardschriftart" style:family="text">
      <style:text-properties style:language-asian="de" style:country-asian="DE"/>
    </style:style>
    <style:style style:name="P61" style:parent-style-name="Standard" style:family="paragraph">
      <style:paragraph-properties fo:text-align="center" fo:margin-top="0in" fo:margin-bottom="0in" fo:line-height="100%"/>
    </style:style>
    <style:style style:name="T62" style:parent-style-name="Absatz-Standardschriftart" style:family="text">
      <style:text-properties style:language-asian="de" style:country-asian="DE"/>
    </style:style>
    <style:style style:name="P63" style:parent-style-name="Standard" style:family="paragraph">
      <style:paragraph-properties fo:text-align="center" fo:margin-top="0in" fo:margin-bottom="0in" fo:line-height="100%"/>
    </style:style>
    <style:style style:name="T64" style:parent-style-name="Absatz-Standardschriftart" style:family="text">
      <style:text-properties style:language-asian="de" style:country-asian="DE"/>
    </style:style>
    <style:style style:name="P65" style:parent-style-name="Standard" style:family="paragraph">
      <style:paragraph-properties fo:text-align="center" fo:margin-top="0in" fo:margin-bottom="0in" fo:line-height="100%"/>
    </style:style>
    <style:style style:name="T66" style:parent-style-name="Absatz-Standardschriftart" style:family="text">
      <style:text-properties style:language-asian="de" style:country-asian="DE"/>
    </style:style>
    <style:style style:name="P67" style:parent-style-name="Standard" style:family="paragraph">
      <style:paragraph-properties fo:text-align="center" fo:margin-top="0in" fo:margin-bottom="0in" fo:line-height="100%"/>
    </style:style>
    <style:style style:name="T68" style:parent-style-name="Absatz-Standardschriftart" style:family="text">
      <style:text-properties style:language-asian="de" style:country-asian="DE"/>
    </style:style>
    <style:style style:name="T69" style:parent-style-name="Absatz-Standardschriftart" style:family="text">
      <style:text-properties style:language-asian="de" style:country-asian="DE"/>
    </style:style>
    <style:style style:name="T70" style:parent-style-name="Absatz-Standardschriftart" style:family="text">
      <style:text-properties style:language-asian="de" style:country-asian="DE"/>
    </style:style>
    <style:style style:name="T71" style:parent-style-name="Absatz-Standardschriftart" style:family="text">
      <style:text-properties style:language-asian="de" style:country-asian="DE"/>
    </style:style>
    <style:style style:name="T72" style:parent-style-name="Absatz-Standardschriftart" style:family="text">
      <style:text-properties style:language-asian="de" style:country-asian="DE"/>
    </style:style>
    <style:style style:name="T73" style:parent-style-name="Absatz-Standardschriftart" style:family="text">
      <style:text-properties style:language-asian="de" style:country-asian="DE"/>
    </style:style>
    <style:style style:name="T74" style:parent-style-name="Absatz-Standardschriftart" style:family="text">
      <style:text-properties style:language-asian="de" style:country-asian="DE"/>
    </style:style>
    <style:style style:name="T75" style:parent-style-name="Absatz-Standardschriftart" style:family="text">
      <style:text-properties style:language-asian="de" style:country-asian="DE"/>
    </style:style>
    <style:style style:name="P76" style:parent-style-name="Standard" style:family="paragraph">
      <style:paragraph-properties fo:text-align="center" fo:margin-top="0in" fo:margin-bottom="0in" fo:line-height="100%"/>
    </style:style>
    <style:style style:name="T77" style:parent-style-name="Absatz-Standardschriftart" style:family="text">
      <style:text-properties style:language-asian="de" style:country-asian="DE"/>
    </style:style>
    <style:style style:name="P78" style:parent-style-name="Standard" style:family="paragraph">
      <style:paragraph-properties fo:margin-top="0in" fo:margin-bottom="0in" fo:line-height="100%"/>
    </style:style>
    <style:style style:name="T79" style:parent-style-name="Absatz-Standardschriftart" style:family="text">
      <style:text-properties style:language-asian="de" style:country-asian="DE"/>
    </style:style>
    <style:style style:name="T80" style:parent-style-name="Absatz-Standardschriftart" style:family="text">
      <style:text-properties style:language-asian="de" style:country-asian="DE"/>
    </style:style>
    <style:style style:name="T81" style:parent-style-name="Absatz-Standardschriftart" style:family="text">
      <style:text-properties style:language-asian="de" style:country-asian="DE"/>
    </style:style>
    <style:style style:name="P82" style:parent-style-name="Standard" style:family="paragraph">
      <style:paragraph-properties fo:text-align="center" fo:margin-top="0in" fo:margin-bottom="0in" fo:line-height="100%"/>
    </style:style>
    <style:style style:name="T83" style:parent-style-name="Absatz-Standardschriftart" style:family="text">
      <style:text-properties style:language-asian="de" style:country-asian="DE"/>
    </style:style>
    <style:style style:name="P84" style:parent-style-name="Standard" style:family="paragraph">
      <style:paragraph-properties fo:break-before="page"/>
    </style:style>
    <style:style style:name="P85" style:parent-style-name="Überschrift1" style:family="paragraph">
      <style:paragraph-properties fo:text-align="center"/>
      <style:text-properties fo:font-weight="bold" style:font-weight-asian="bold" fo:color="#000000"/>
    </style:style>
    <style:style style:name="T86" style:parent-style-name="Absatz-Standardschriftart" style:family="text">
      <style:text-properties style:language-asian="de" style:country-asian="DE"/>
    </style:style>
    <style:style style:name="P87" style:parent-style-name="Standard" style:family="paragraph">
      <style:paragraph-properties fo:text-align="center" fo:margin-top="0in" fo:margin-bottom="0in" fo:line-height="100%"/>
    </style:style>
    <style:style style:name="P88" style:parent-style-name="Standard" style:family="paragraph">
      <style:paragraph-properties fo:text-align="center" fo:margin-top="0in" fo:margin-bottom="0in" fo:line-height="100%"/>
    </style:style>
    <style:style style:name="T89" style:parent-style-name="Absatz-Standardschriftart" style:family="text">
      <style:text-properties style:language-asian="de" style:country-asian="DE"/>
    </style:style>
    <style:style style:name="T90" style:parent-style-name="Absatz-Standardschriftart" style:family="text">
      <style:text-properties style:language-asian="de" style:country-asian="DE"/>
    </style:style>
    <style:style style:name="P91" style:parent-style-name="Standard" style:family="paragraph">
      <style:paragraph-properties fo:text-align="center" fo:margin-top="0in" fo:margin-bottom="0in" fo:line-height="100%"/>
    </style:style>
    <style:style style:name="T92" style:parent-style-name="Absatz-Standardschriftart" style:family="text">
      <style:text-properties style:language-asian="de" style:country-asian="DE"/>
    </style:style>
    <style:style style:name="P93" style:parent-style-name="Standard" style:family="paragraph">
      <style:paragraph-properties fo:text-align="center" fo:margin-top="0in" fo:margin-bottom="0in" fo:line-height="100%"/>
    </style:style>
    <style:style style:name="T94" style:parent-style-name="Absatz-Standardschriftart" style:family="text">
      <style:text-properties style:language-asian="de" style:country-asian="DE"/>
    </style:style>
    <style:style style:name="T95" style:parent-style-name="Absatz-Standardschriftart" style:family="text">
      <style:text-properties style:language-asian="de" style:country-asian="DE"/>
    </style:style>
    <style:style style:name="T96" style:parent-style-name="Absatz-Standardschriftart" style:family="text">
      <style:text-properties style:language-asian="de" style:country-asian="DE"/>
    </style:style>
    <style:style style:name="T97" style:parent-style-name="Absatz-Standardschriftart" style:family="text">
      <style:text-properties style:language-asian="de" style:country-asian="DE"/>
    </style:style>
    <style:style style:name="P98" style:parent-style-name="Standard" style:family="paragraph">
      <style:paragraph-properties fo:text-align="center" fo:margin-top="0in" fo:margin-bottom="0in" fo:line-height="100%"/>
    </style:style>
    <style:style style:name="T99" style:parent-style-name="Absatz-Standardschriftart" style:family="text">
      <style:text-properties style:language-asian="de" style:country-asian="DE"/>
    </style:style>
    <style:style style:name="T100" style:parent-style-name="Absatz-Standardschriftart" style:family="text">
      <style:text-properties style:language-asian="de" style:country-asian="DE"/>
    </style:style>
    <style:style style:name="P101" style:parent-style-name="Standard" style:family="paragraph">
      <style:paragraph-properties fo:text-align="center" fo:margin-top="0in" fo:margin-bottom="0in" fo:line-height="100%"/>
    </style:style>
    <style:style style:name="T102" style:parent-style-name="Absatz-Standardschriftart" style:family="text">
      <style:text-properties style:language-asian="de" style:country-asian="DE"/>
    </style:style>
    <style:style style:name="T103" style:parent-style-name="Absatz-Standardschriftart" style:family="text">
      <style:text-properties style:language-asian="de" style:country-asian="DE"/>
    </style:style>
    <style:style style:name="T104" style:parent-style-name="Absatz-Standardschriftart" style:family="text">
      <style:text-properties style:language-asian="de" style:country-asian="DE"/>
    </style:style>
    <style:style style:name="P105" style:parent-style-name="Standard" style:family="paragraph">
      <style:paragraph-properties fo:text-align="center" fo:margin-top="0in" fo:margin-bottom="0in" fo:line-height="100%"/>
    </style:style>
    <style:style style:name="P106" style:parent-style-name="Standard" style:family="paragraph">
      <style:paragraph-properties fo:break-before="page"/>
    </style:style>
    <style:style style:name="T107" style:parent-style-name="Absatz-Standardschriftart" style:family="text">
      <style:text-properties style:language-asian="de" style:country-asian="DE"/>
    </style:style>
    <style:style style:name="T108" style:parent-style-name="Absatz-Standardschriftart" style:family="text">
      <style:text-properties style:language-asian="de" style:country-asian="DE"/>
    </style:style>
    <style:style style:name="P109" style:parent-style-name="Standard" style:family="paragraph">
      <style:paragraph-properties fo:text-align="center" fo:margin-top="0in" fo:margin-bottom="0in" fo:line-height="100%"/>
    </style:style>
    <style:style style:name="T110" style:parent-style-name="Absatz-Standardschriftart" style:family="text">
      <style:text-properties style:language-asian="de" style:country-asian="DE"/>
    </style:style>
    <style:style style:name="T111" style:parent-style-name="Absatz-Standardschriftart" style:family="text">
      <style:text-properties style:language-asian="de" style:country-asian="DE"/>
    </style:style>
    <style:style style:name="T112" style:parent-style-name="Absatz-Standardschriftart" style:family="text">
      <style:text-properties style:language-asian="de" style:country-asian="DE"/>
    </style:style>
    <style:style style:name="T113" style:parent-style-name="Absatz-Standardschriftart" style:family="text">
      <style:text-properties style:language-asian="de" style:country-asian="DE"/>
    </style:style>
    <style:style style:name="T114" style:parent-style-name="Absatz-Standardschriftart" style:family="text">
      <style:text-properties style:language-asian="de" style:country-asian="DE"/>
    </style:style>
    <style:style style:name="T115" style:parent-style-name="Absatz-Standardschriftart" style:family="text">
      <style:text-properties style:language-asian="de" style:country-asian="DE"/>
    </style:style>
    <style:style style:name="T116" style:parent-style-name="Absatz-Standardschriftart" style:family="text">
      <style:text-properties style:language-asian="de" style:country-asian="DE"/>
    </style:style>
    <style:style style:name="P117" style:parent-style-name="Standard" style:family="paragraph">
      <style:paragraph-properties fo:text-align="center" fo:margin-top="0in" fo:margin-bottom="0in" fo:line-height="100%"/>
    </style:style>
    <style:style style:name="T118" style:parent-style-name="Absatz-Standardschriftart" style:family="text">
      <style:text-properties style:language-asian="de" style:country-asian="DE"/>
    </style:style>
    <style:style style:name="P119" style:parent-style-name="Standard" style:family="paragraph">
      <style:paragraph-properties fo:text-align="center" fo:margin-top="0in" fo:margin-bottom="0in" fo:line-height="100%"/>
    </style:style>
    <style:style style:name="T120" style:parent-style-name="Absatz-Standardschriftart" style:family="text">
      <style:text-properties style:language-asian="de" style:country-asian="DE"/>
    </style:style>
    <style:style style:name="P121" style:parent-style-name="Standard" style:family="paragraph">
      <style:paragraph-properties fo:text-align="center" fo:margin-top="0in" fo:margin-bottom="0in" fo:line-height="100%"/>
    </style:style>
    <style:style style:name="T122" style:parent-style-name="Absatz-Standardschriftart" style:family="text">
      <style:text-properties style:language-asian="de" style:country-asian="DE"/>
    </style:style>
    <style:style style:name="P123" style:parent-style-name="Standard" style:family="paragraph">
      <style:paragraph-properties fo:text-align="center" fo:margin-top="0in" fo:margin-bottom="0in" fo:line-height="100%"/>
    </style:style>
    <style:style style:name="T124" style:parent-style-name="Absatz-Standardschriftart" style:family="text">
      <style:text-properties style:language-asian="de" style:country-asian="DE"/>
    </style:style>
    <style:style style:name="T125" style:parent-style-name="Absatz-Standardschriftart" style:family="text">
      <style:text-properties style:language-asian="de" style:country-asian="DE"/>
    </style:style>
    <style:style style:name="T126" style:parent-style-name="Absatz-Standardschriftart" style:family="text">
      <style:text-properties style:language-asian="de" style:country-asian="DE"/>
    </style:style>
    <style:style style:name="T127" style:parent-style-name="Absatz-Standardschriftart" style:family="text">
      <style:text-properties style:language-asian="de" style:country-asian="DE"/>
    </style:style>
    <style:style style:name="T128" style:parent-style-name="Absatz-Standardschriftart" style:family="text">
      <style:text-properties style:language-asian="de" style:country-asian="DE"/>
    </style:style>
    <style:style style:name="T129" style:parent-style-name="Absatz-Standardschriftart" style:family="text">
      <style:text-properties style:language-asian="de" style:country-asian="DE"/>
    </style:style>
    <style:style style:name="T130" style:parent-style-name="Absatz-Standardschriftart" style:family="text">
      <style:text-properties style:language-asian="de" style:country-asian="DE"/>
    </style:style>
    <style:style style:name="P131" style:parent-style-name="Standard" style:family="paragraph">
      <style:paragraph-properties fo:text-align="center" fo:margin-top="0in" fo:margin-bottom="0in" fo:line-height="100%"/>
    </style:style>
    <style:style style:name="T132" style:parent-style-name="Absatz-Standardschriftart" style:family="text">
      <style:text-properties style:language-asian="de" style:country-asian="DE"/>
    </style:style>
    <style:style style:name="T133" style:parent-style-name="Absatz-Standardschriftart" style:family="text">
      <style:text-properties style:language-asian="de" style:country-asian="DE"/>
    </style:style>
    <style:style style:name="P134" style:parent-style-name="Standard" style:family="paragraph">
      <style:paragraph-properties fo:text-align="center" fo:margin-top="0in" fo:margin-bottom="0in" fo:line-height="100%"/>
    </style:style>
    <style:style style:name="T135" style:parent-style-name="Absatz-Standardschriftart" style:family="text">
      <style:text-properties style:language-asian="de" style:country-asian="DE"/>
    </style:style>
    <style:style style:name="P136" style:parent-style-name="Standard" style:family="paragraph">
      <style:paragraph-properties fo:text-align="center" fo:margin-top="0in" fo:margin-bottom="0in" fo:line-height="100%"/>
    </style:style>
    <style:style style:name="P137" style:parent-style-name="Standard" style:family="paragraph">
      <style:paragraph-properties fo:break-before="page"/>
    </style:style>
    <style:style style:name="P138" style:parent-style-name="Überschrift1" style:family="paragraph">
      <style:paragraph-properties fo:text-align="center"/>
    </style:style>
    <style:style style:name="T139" style:parent-style-name="Absatz-Standardschriftart" style:family="text">
      <style:text-properties fo:font-weight="bold" style:font-weight-asian="bold" fo:color="#000000"/>
    </style:style>
    <style:style style:name="P140" style:parent-style-name="Standard" style:family="paragraph">
      <style:paragraph-properties fo:text-align="center" fo:margin-top="0in" fo:margin-bottom="0in" fo:line-height="100%"/>
    </style:style>
    <style:style style:name="P141" style:parent-style-name="Standard" style:family="paragraph">
      <style:paragraph-properties fo:text-align="center" fo:margin-top="0in" fo:margin-bottom="0in" fo:line-height="100%"/>
    </style:style>
    <style:style style:name="T142" style:parent-style-name="Absatz-Standardschriftart" style:family="text">
      <style:text-properties style:language-asian="de" style:country-asian="DE"/>
    </style:style>
    <style:style style:name="P143" style:parent-style-name="Standard" style:family="paragraph">
      <style:paragraph-properties fo:text-align="center" fo:margin-top="0in" fo:margin-bottom="0in" fo:line-height="100%"/>
    </style:style>
    <style:style style:name="P144" style:parent-style-name="Standard" style:family="paragraph">
      <style:paragraph-properties fo:break-before="page"/>
    </style:style>
    <style:style style:name="P145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46" style:parent-style-name="Absatz-Standardschriftart" style:family="text">
      <style:text-properties style:language-asian="de" style:country-asian="DE"/>
    </style:style>
    <style:style style:name="T147" style:parent-style-name="Absatz-Standardschriftart" style:family="text">
      <style:text-properties style:language-asian="de" style:country-asian="DE"/>
    </style:style>
    <style:style style:name="T148" style:parent-style-name="Absatz-Standardschriftart" style:family="text">
      <style:text-properties style:language-asian="de" style:country-asian="DE"/>
    </style:style>
    <style:style style:name="P149" style:parent-style-name="Standard" style:family="paragraph">
      <style:paragraph-properties fo:text-align="center" fo:margin-top="0in" fo:margin-bottom="0in" fo:line-height="100%"/>
    </style:style>
    <style:style style:name="T150" style:parent-style-name="Absatz-Standardschriftart" style:family="text">
      <style:text-properties style:language-asian="de" style:country-asian="DE"/>
    </style:style>
    <style:style style:name="P151" style:parent-style-name="Standard" style:family="paragraph">
      <style:paragraph-properties fo:text-align="center" fo:margin-top="0in" fo:margin-bottom="0in" fo:line-height="100%"/>
    </style:style>
    <style:style style:name="T152" style:parent-style-name="Absatz-Standardschriftart" style:family="text">
      <style:text-properties style:language-asian="de" style:country-asian="DE"/>
    </style:style>
    <style:style style:name="P153" style:parent-style-name="Standard" style:family="paragraph">
      <style:paragraph-properties fo:margin-top="0in" fo:margin-bottom="0in" fo:line-height="100%"/>
    </style:style>
    <style:style style:name="T154" style:parent-style-name="Absatz-Standardschriftart" style:family="text">
      <style:text-properties style:language-asian="de" style:country-asian="DE"/>
    </style:style>
    <style:style style:name="T155" style:parent-style-name="Absatz-Standardschriftart" style:family="text">
      <style:text-properties style:language-asian="de" style:country-asian="DE"/>
    </style:style>
    <style:style style:name="P156" style:parent-style-name="Standard" style:family="paragraph">
      <style:paragraph-properties fo:text-align="center" fo:margin-top="0in" fo:margin-bottom="0in" fo:line-height="100%"/>
    </style:style>
    <style:style style:name="T157" style:parent-style-name="Absatz-Standardschriftart" style:family="text">
      <style:text-properties style:language-asian="de" style:country-asian="DE"/>
    </style:style>
    <style:style style:name="P158" style:parent-style-name="Standard" style:family="paragraph">
      <style:paragraph-properties fo:text-align="center" fo:margin-top="0in" fo:margin-bottom="0in" fo:line-height="100%"/>
    </style:style>
    <style:style style:name="T159" style:parent-style-name="Absatz-Standardschriftart" style:family="text">
      <style:text-properties style:language-asian="de" style:country-asian="DE"/>
    </style:style>
    <style:style style:name="P160" style:parent-style-name="Standard" style:family="paragraph">
      <style:paragraph-properties fo:break-before="page"/>
    </style:style>
    <style:style style:name="P161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62" style:parent-style-name="Absatz-Standardschriftart" style:family="text">
      <style:text-properties style:language-asian="de" style:country-asian="DE"/>
    </style:style>
    <style:style style:name="T163" style:parent-style-name="Absatz-Standardschriftart" style:family="text">
      <style:text-properties style:language-asian="de" style:country-asian="DE"/>
    </style:style>
    <style:style style:name="T164" style:parent-style-name="Absatz-Standardschriftart" style:family="text">
      <style:text-properties style:language-asian="de" style:country-asian="DE"/>
    </style:style>
    <style:style style:name="T165" style:parent-style-name="Absatz-Standardschriftart" style:family="text">
      <style:text-properties style:language-asian="de" style:country-asian="DE"/>
    </style:style>
    <style:style style:name="T166" style:parent-style-name="Absatz-Standardschriftart" style:family="text">
      <style:text-properties style:language-asian="de" style:country-asian="DE"/>
    </style:style>
    <style:style style:name="T167" style:parent-style-name="Absatz-Standardschriftart" style:family="text">
      <style:text-properties style:language-asian="de" style:country-asian="DE"/>
    </style:style>
    <style:style style:name="P168" style:parent-style-name="Standard" style:family="paragraph">
      <style:paragraph-properties fo:text-align="center" fo:margin-top="0in" fo:margin-bottom="0in" fo:line-height="100%"/>
    </style:style>
    <style:style style:name="T169" style:parent-style-name="Absatz-Standardschriftart" style:family="text">
      <style:text-properties style:language-asian="de" style:country-asian="DE"/>
    </style:style>
    <style:style style:name="P170" style:parent-style-name="Standard" style:family="paragraph">
      <style:paragraph-properties fo:text-align="center" fo:margin-top="0in" fo:margin-bottom="0in" fo:line-height="100%"/>
    </style:style>
    <style:style style:name="T171" style:parent-style-name="Absatz-Standardschriftart" style:family="text">
      <style:text-properties style:language-asian="de" style:country-asian="DE"/>
    </style:style>
    <style:style style:name="P172" style:parent-style-name="Standard" style:family="paragraph">
      <style:paragraph-properties fo:text-align="center" fo:margin-top="0in" fo:margin-bottom="0in" fo:line-height="100%"/>
    </style:style>
    <style:style style:name="T173" style:parent-style-name="Absatz-Standardschriftart" style:family="text">
      <style:text-properties style:language-asian="de" style:country-asian="DE"/>
    </style:style>
    <style:style style:name="T174" style:parent-style-name="Absatz-Standardschriftart" style:family="text">
      <style:text-properties style:language-asian="de" style:country-asian="DE"/>
    </style:style>
    <style:style style:name="T175" style:parent-style-name="Absatz-Standardschriftart" style:family="text">
      <style:text-properties style:language-asian="de" style:country-asian="DE"/>
    </style:style>
    <style:style style:name="T176" style:parent-style-name="Absatz-Standardschriftart" style:family="text">
      <style:text-properties style:language-asian="de" style:country-asian="DE"/>
    </style:style>
    <style:style style:name="P177" style:parent-style-name="Standard" style:family="paragraph">
      <style:paragraph-properties fo:text-align="center" fo:margin-top="0in" fo:margin-bottom="0in" fo:line-height="100%"/>
    </style:style>
    <style:style style:name="T178" style:parent-style-name="Absatz-Standardschriftart" style:family="text">
      <style:text-properties style:language-asian="de" style:country-asian="DE"/>
    </style:style>
    <style:style style:name="P179" style:parent-style-name="Standard" style:family="paragraph">
      <style:paragraph-properties fo:margin-top="0in" fo:margin-bottom="0in" fo:line-height="100%"/>
    </style:style>
    <style:style style:name="T180" style:parent-style-name="Absatz-Standardschriftart" style:family="text">
      <style:text-properties style:language-asian="de" style:country-asian="DE"/>
    </style:style>
    <style:style style:name="P181" style:parent-style-name="Standard" style:family="paragraph">
      <style:paragraph-properties fo:text-align="center" fo:margin-top="0in" fo:margin-bottom="0in" fo:line-height="100%"/>
    </style:style>
    <style:style style:name="P182" style:parent-style-name="Standard" style:family="paragraph">
      <style:paragraph-properties fo:text-align="center" fo:margin-top="0in" fo:margin-bottom="0in" fo:line-height="100%"/>
    </style:style>
    <style:style style:family="graphic" style:name="a144">
      <style:graphic-properties style:wrap="run-through" style:run-through="foreground" draw:fill="none" draw:stroke="solid" svg:stroke-width="0.00694in" svg:stroke-color="#000000" draw:marker-end="a1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0694in" svg:stroke-color="#000000" draw:marker-end="a1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style:wrap="run-through" style:run-through="foreground" draw:fill="none" draw:stroke="solid" svg:stroke-width="0.00694in" svg:stroke-color="#000000" draw:marker-end="a1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6">
      <style:graphic-properties style:wrap="run-through" style:run-through="foreground" draw:fill="none" draw:stroke="solid" svg:stroke-width="0.00694in" svg:stroke-color="#000000" draw:marker-end="a2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3">
      <style:graphic-properties style:wrap="run-through" style:run-through="foreground" draw:fill="none" draw:stroke="solid" svg:stroke-width="0.00694in" svg:stroke-color="#000000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none" draw:stroke="solid" svg:stroke-width="0.00694in" svg:stroke-color="#000000" draw:marker-end="a1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6">
      <style:graphic-properties style:wrap="run-through" style:run-through="foreground" draw:fill="none" draw:stroke="solid" svg:stroke-width="0.00694in" svg:stroke-color="#000000" draw:marker-end="a1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draw:fill="none" draw:stroke="solid" svg:stroke-width="0.00694in" svg:stroke-color="#000000" draw:marker-end="a1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0694in" svg:stroke-color="#00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0">
      <style:graphic-properties style:wrap="run-through" style:run-through="foreground" draw:fill="none" draw:stroke="solid" svg:stroke-width="0.00694in" svg:stroke-color="#000000" draw:marker-end="a1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0">
      <style:graphic-properties style:wrap="run-through" style:run-through="foreground" draw:fill="none" draw:stroke="solid" svg:stroke-width="0.00694in" svg:stroke-color="#000000" draw:marker-end="a1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3">
      <style:graphic-properties style:wrap="run-through" style:run-through="foreground" draw:fill="none" draw:stroke="solid" svg:stroke-width="0.00694in" svg:stroke-color="#000000" draw:marker-end="a20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foreground" draw:fill="none" draw:stroke="solid" svg:stroke-width="0.00694in" svg:stroke-color="#000000" draw:marker-end="a1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5">
      <style:graphic-properties style:wrap="run-through" style:run-through="foreground" draw:fill="none" draw:stroke="solid" svg:stroke-width="0.00694in" svg:stroke-color="#000000" draw:marker-end="a1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6">
      <style:graphic-properties style:wrap="run-through" style:run-through="foreground" draw:fill="none" draw:stroke="solid" svg:stroke-width="0.00694in" svg:stroke-color="#000000" draw:marker-end="a2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8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209">
      <style:graphic-properties style:wrap="run-through" style:run-through="foreground" draw:fill="none" draw:stroke="solid" svg:stroke-width="0.00694in" svg:stroke-color="#000000" draw:marker-end="a2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9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000000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0694in" svg:stroke-color="#000000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0694in" svg:stroke-color="#000000" draw:marker-end="a1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2">
      <style:graphic-properties style:wrap="run-through" style:run-through="foreground" draw:fill="none" draw:stroke="solid" svg:stroke-width="0.00694in" svg:stroke-color="#000000" draw:marker-end="a2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foreground" draw:fill="none" draw:stroke="solid" svg:stroke-width="0.00694in" svg:stroke-color="#000000" draw:marker-end="a1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73">
      <style:graphic-properties style:wrap="run-through" style:run-through="foreground" draw:fill="none" draw:stroke="solid" svg:stroke-width="0.00694in" svg:stroke-color="#000000" draw:marker-end="a1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78">
      <style:graphic-properties style:wrap="run-through" style:run-through="foreground" draw:fill="none" draw:stroke="solid" svg:stroke-width="0.00694in" svg:stroke-color="#000000" draw:marker-end="a1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00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>
      <style:graphic-properties style:wrap="run-through" style:run-through="foreground" draw:fill="none" draw:stroke="solid" svg:stroke-width="0.00694in" svg:stroke-color="#000000" draw:marker-end="a1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style:wrap="run-through" style:run-through="foreground" draw:fill="none" draw:stroke="solid" svg:stroke-width="0.00694in" svg:stroke-color="#000000" draw:marker-end="a2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foreground" draw:fill="none" draw:stroke="solid" svg:stroke-width="0.00694in" svg:stroke-color="#000000" draw:marker-end="a1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8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3">
      <style:graphic-properties style:wrap="run-through" style:run-through="foreground" draw:fill="none" draw:stroke="solid" svg:stroke-width="0.00694in" svg:stroke-color="#000000" draw:marker-end="a1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5">
      <style:graphic-properties style:wrap="run-through" style:run-through="foreground" draw:fill="none" draw:stroke="solid" svg:stroke-width="0.00694in" svg:stroke-color="#000000" draw:marker-end="a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000000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>
      <style:graphic-properties style:wrap="run-through" style:run-through="foreground" draw:fill="none" draw:stroke="solid" svg:stroke-width="0.00694in" svg:stroke-color="#000000" draw:marker-end="a1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8">
      <style:graphic-properties style:wrap="run-through" style:run-through="foreground" draw:fill="none" draw:stroke="solid" svg:stroke-width="0.00694in" svg:stroke-color="#000000" draw:marker-end="a2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0">
      <style:graphic-properties style:wrap="run-through" style:run-through="foreground" draw:fill="none" draw:stroke="solid" svg:stroke-width="0.00694in" svg:stroke-color="#000000" draw:marker-end="a1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0694in" svg:stroke-color="#000000" draw:marker-end="a1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0">
      <style:graphic-properties style:wrap="run-through" style:run-through="foreground" draw:fill="none" draw:stroke="solid" svg:stroke-width="0.00694in" svg:stroke-color="#000000" draw:marker-end="a2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90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2">
      <style:graphic-properties style:wrap="run-through" style:run-through="foreground" draw:fill="none" draw:stroke="solid" svg:stroke-width="0.00694in" svg:stroke-color="#000000" draw:marker-end="a2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2">
      <style:graphic-properties style:wrap="run-through" style:run-through="foreground" draw:fill="none" draw:stroke="solid" svg:stroke-width="0.00694in" svg:stroke-color="#000000" draw:marker-end="a1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4">
      <style:graphic-properties style:wrap="run-through" style:run-through="foreground" draw:fill="none" draw:stroke="solid" svg:stroke-width="0.00694in" svg:stroke-color="#000000" draw:marker-end="a2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5">
      <style:graphic-properties style:wrap="run-through" style:run-through="foreground" draw:fill="none" draw:stroke="solid" svg:stroke-width="0.00694in" svg:stroke-color="#000000" draw:marker-end="a1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6">
      <style:graphic-properties style:wrap="run-through" style:run-through="foreground" draw:fill="none" draw:stroke="solid" svg:stroke-width="0.00694in" svg:stroke-color="#000000" draw:marker-end="a2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>
      <style:graphic-properties style:wrap="run-through" style:run-through="foreground" draw:fill="none" draw:stroke="solid" svg:stroke-width="0.00694in" svg:stroke-color="#000000" draw:marker-end="a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6">
      <style:graphic-properties style:wrap="run-through" style:run-through="foreground" draw:fill="none" draw:stroke="solid" svg:stroke-width="0.00694in" svg:stroke-color="#000000" draw:marker-end="a1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8">
      <style:graphic-properties style:wrap="run-through" style:run-through="foreground" draw:fill="none" draw:stroke="solid" svg:stroke-width="0.00694in" svg:stroke-color="#000000" draw:marker-end="a1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4">
      <style:graphic-properties style:wrap="run-through" style:run-through="foreground" draw:fill="none" draw:stroke="solid" svg:stroke-width="0.00694in" svg:stroke-color="#000000" draw:marker-end="a2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6">
      <style:graphic-properties style:wrap="run-through" style:run-through="foreground" draw:fill="none" draw:stroke="solid" svg:stroke-width="0.00694in" svg:stroke-color="#000000" draw:marker-end="a2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9">
      <style:graphic-properties style:wrap="run-through" style:run-through="foreground" draw:fill="none" draw:stroke="solid" svg:stroke-width="0.00694in" svg:stroke-color="#000000" draw:marker-end="a2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0694in" svg:stroke-color="#000000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00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>
      <style:graphic-properties style:wrap="run-through" style:run-through="foreground" draw:fill="none" draw:stroke="solid" svg:stroke-width="0.00694in" svg:stroke-color="#000000" draw:marker-end="a1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482213764"/><text:bookmark-end text:name="_Hlk482213764"/>Inhalt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482216796" office:target-frame-name="_top" xlink:show="replace"><text:span text:style-name="Hyperlink">Wunschliste erstellen</text:span><text:tab/>2</text:a></text:p>
          <text:p text:style-name="P9"><text:a xlink:href="#_Toc482216797" office:target-frame-name="_top" xlink:show="replace"><text:span text:style-name="Hyperlink">Liste bearbeiten</text:span><text:tab/>3</text:a></text:p>
          <text:p text:style-name="P10"><text:a xlink:href="#_Toc482216798" office:target-frame-name="_top" xlink:show="replace"><text:span text:style-name="Hyperlink">Wunsch hinzufügen</text:span><text:tab/>4</text:a></text:p>
          <text:p text:style-name="P11"><text:a xlink:href="#_Toc482216799" office:target-frame-name="_top" xlink:show="replace"><text:span text:style-name="Hyperlink">Wunsch löschen</text:span><text:tab/>6</text:a></text:p>
          <text:p text:style-name="P12"><text:a xlink:href="#_Toc482216800" office:target-frame-name="_top" xlink:show="replace"><text:span text:style-name="Hyperlink">Wunschliste löschen</text:span><text:tab/>7</text:a></text:p>
          <text:p text:style-name="P13"><text:a xlink:href="#_Toc482216801" office:target-frame-name="_top" xlink:show="replace"><text:span text:style-name="Hyperlink">Wunschliste individualisieren</text:span><text:tab/>8</text:a></text:p>
        </text:index-body>
      </text:table-of-content>
      <text:p text:style-name="Standard"/>
      <text:p text:style-name="P14"/>
      <text:h text:style-name="P15" text:outline-level="1"><text:bookmark-start text:name="_Toc482216796"/><text:soft-page-break/>Wunschliste erstellen<text:bookmark-end text:name="_Toc482216796"/></text:h>
      <text:p text:style-name="Standard"><draw:connector draw:type="line" svg:x1="3.04097in" svg:y1="0.08194in" svg:x2="3.03056in" svg:y2="0.37361in" draw:z-index="251900928" draw:id="id0" draw:style-name="a1" draw:name="Gerade Verbindung mit Pfeil 205" text:anchor-type="paragraph"><svg:title/><svg:desc/></draw:connector><draw:custom-shape svg:x="2.92708in" svg:y="0.39028in" svg:width="0.22639in" svg:height="0.25347in" draw:z-index="251899904" draw:id="id1" draw:style-name="a2" draw:name="Ellipse 20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16"><draw:connector draw:type="standard" svg:x1="4.02639in" svg:y1="7.88333in" svg:x2="3.16181in" svg:y2="0.08125in" draw:z-index="251919360" draw:id="id2" draw:style-name="a4" draw:name="Verbinder: gewinkelt 312" text:anchor-type="paragraph"><svg:title/><svg:desc/></draw:connector></text:span><text:span text:style-name="T17"><draw:connector draw:type="line" svg:x1="3.04167in" svg:y1="0.20972in" svg:x2="3.04167in" svg:y2="0.48056in" draw:z-index="251907072" draw:id="id3" draw:style-name="a6" draw:name="Gerade Verbindung mit Pfeil 218" text:anchor-type="paragraph"><svg:title/><svg:desc/></draw:connector></text:span></text:p>
      <text:p text:style-name="Standard"><draw:custom-shape svg:x="2.32778in" svg:y="0.12292in" svg:width="1.41667in" svg:height="0.5in" draw:z-index="251901952" draw:id="id4" draw:style-name="a7" draw:name="Rechteck: abgerundete Ecken 206" text:anchor-type="paragraph"><svg:title/><svg:desc/><text:p text:style-name="P18">Liste erstel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19"><draw:connector draw:type="line" svg:x1="3.04722in" svg:y1="0.27222in" svg:x2="3.04722in" svg:y2="0.54306in" draw:z-index="251904000" draw:id="id5" draw:style-name="a9" draw:name="Gerade Verbindung mit Pfeil 209" text:anchor-type="paragraph"><svg:title/><svg:desc/></draw:connector></text:span></text:p>
      <text:p text:style-name="Standard"><draw:custom-shape svg:x="2.32292in" svg:y="0.22292in" svg:width="1.41667in" svg:height="0.5in" draw:z-index="251902976" draw:id="id6" draw:style-name="a10" draw:name="Rechteck: abgerundete Ecken 207" text:anchor-type="paragraph"><svg:title/><svg:desc/><text:p text:style-name="P20">Anlass aus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21"><draw:connector draw:type="line" svg:x1="3.03681in" svg:y1="0.35833in" svg:x2="3.03681in" svg:y2="0.62917in" draw:z-index="251905024" draw:id="id7" draw:style-name="a12" draw:name="Gerade Verbindung mit Pfeil 216" text:anchor-type="paragraph"><svg:title/><svg:desc/></draw:connector></text:span></text:p>
      <text:p text:style-name="Standard"><draw:custom-shape svg:x="2.32847in" svg:y="0.29792in" svg:width="1.41667in" svg:height="0.5in" draw:z-index="251908096" draw:id="id8" draw:style-name="a13" draw:name="Rechteck: abgerundete Ecken 219" text:anchor-type="paragraph"><svg:title/><svg:desc/><text:p text:style-name="P22">Ablaufdatum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23"><draw:connector draw:type="standard" svg:x1="4.38055in" svg:y1="1.13264in" svg:x2="3.76597in" svg:y2="0.22639in" draw:z-index="251913216" draw:id="id9" draw:style-name="a15" draw:name="Verbinder: gewinkelt 291" text:anchor-type="paragraph"><svg:title/><svg:desc/></draw:connector></text:span></text:p>
      <text:p text:style-name="Standard"><text:span text:style-name="T24"><draw:g draw:z-index="251909120" draw:name="Gruppieren 221" draw:id="id12" draw:style-name="a18" text:anchor-type="paragraph"><svg:title/><svg:desc/><draw:custom-shape svg:x="2.64571in" svg:y="0.56585in" svg:width="0.77557in" svg:height="0.40909in" draw:id="id10" draw:style-name="a16" draw:name="Rechteck: abgerundete Ecken 222"><svg:title/><svg:desc/><text:p text:style-name="P25">gülti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2014in" svg:y="0.35278in" svg:width="0.84375in" svg:height="0.84375in" draw:id="id11" draw:style-name="a17" draw:name="Raute 22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26"><draw:connector draw:type="line" svg:x1="3.03681in" svg:y1="0.08194in" svg:x2="3.03681in" svg:y2="0.35278in" draw:z-index="251906048" draw:id="id13" draw:style-name="a20" draw:name="Gerade Verbindung mit Pfeil 217" text:anchor-type="paragraph"><svg:title/><svg:desc/></draw:connector></text:span></text:p>
      <text:p text:style-name="Standard"/>
      <text:p text:style-name="Standard"><text:span text:style-name="T27"><draw:custom-shape svg:x="2.55208in" svg:y="0.34514in" svg:width="0.38542in" svg:height="0.33333in" draw:z-index="251911168" draw:id="id14" draw:style-name="a21" draw:name="Rechteck: abgerundete Ecken 289" text:anchor-type="paragraph"><svg:title/><svg:desc/><text:p text:style-name="P28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9"><draw:connector draw:type="line" svg:x1="3.46389in" svg:y1="0.04306in" svg:x2="4.46389in" svg:y2="0.04306in" draw:z-index="251912192" draw:id="id15" draw:style-name="a22" draw:name="Gerader Verbinder 290" text:anchor-type="paragraph"><svg:title/><svg:desc/></draw:connector></text:span><text:span text:style-name="T30"><draw:custom-shape svg:x="3.72431in" svg:y="0.11597in" svg:width="0.52083in" svg:height="0.33333in" draw:z-index="251898880" draw:id="id16" draw:style-name="a23" draw:name="Rechteck: abgerundete Ecken 292" text:anchor-type="paragraph"><svg:title/><svg:desc/><text:p text:style-name="P31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ustom-shape svg:x="2.33333in" svg:y="0.34306in" svg:width="1.41667in" svg:height="0.5in" draw:z-index="251914240" draw:id="id17" draw:style-name="a24" draw:name="Rechteck: abgerundete Ecken 293" text:anchor-type="paragraph"><svg:title/><svg:desc/><text:p text:style-name="P32">Name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T33"><draw:connector draw:type="line" svg:x1="3.03681in" svg:y1="0.07569in" svg:x2="3.03681in" svg:y2="0.34653in" draw:z-index="251910144" draw:id="id18" draw:style-name="a26" draw:name="Gerade Verbindung mit Pfeil 288" text:anchor-type="paragraph"><svg:title/><svg:desc/></draw:connector></text:span></text:p>
      <text:p text:style-name="Standard"/>
      <text:p text:style-name="Standard"><draw:connector draw:type="line" svg:x1="3.04167in" svg:y1="0.13056in" svg:x2="3.04167in" svg:y2="0.40139in" draw:z-index="251916288" draw:id="id19" draw:style-name="a28" draw:name="Gerade Verbindung mit Pfeil 297" text:anchor-type="paragraph"><svg:title/><svg:desc/></draw:connector></text:p>
      <text:p text:style-name="Standard"><draw:custom-shape svg:x="2.32847in" svg:y="0.04861in" svg:width="1.41667in" svg:height="0.55208in" draw:z-index="251915264" draw:id="id20" draw:style-name="a29" draw:name="Rechteck: abgerundete Ecken 296" text:anchor-type="paragraph"><svg:title/><svg:desc/><text:p text:style-name="P34">Email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03681in" svg:y1="0.23819in" svg:x2="3.03681in" svg:y2="0.50903in" draw:z-index="251917312" draw:id="id21" draw:style-name="a31" draw:name="Gerade Verbindung mit Pfeil 306" text:anchor-type="paragraph"><svg:title/><svg:desc/></draw:connector></text:p>
      <text:p text:style-name="Standard"><draw:custom-shape svg:x="2.32847in" svg:y="0.17708in" svg:width="1.41667in" svg:height="0.55208in" draw:z-index="251897856" draw:id="id22" draw:style-name="a32" draw:name="Rechteck: abgerundete Ecken 322" text:anchor-type="paragraph"><svg:title/><svg:desc/><text:p text:style-name="P35">Passwort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36"><draw:g draw:z-index="251930624" draw:name="Gruppieren 331" draw:id="id25" draw:style-name="a35" text:anchor-type="paragraph"><svg:title/><svg:desc/><draw:custom-shape svg:x="0.75in" svg:y="0.20894in" svg:width="0.15393in" svg:height="0.14559in" draw:id="id23" draw:style-name="a33" draw:name="Ellipse 33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69792in" svg:y="0.15694in" svg:width="0.25in" svg:height="0.25208in" draw:id="id24" draw:style-name="a34" draw:name="Ellipse 33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37"><draw:connector draw:type="line" svg:x1="3.04722in" svg:y1="0.35486in" svg:x2="3.04722in" svg:y2="1.49028in" draw:z-index="251929600" draw:id="id26" draw:style-name="a37" draw:name="Gerade Verbindung mit Pfeil 330" text:anchor-type="paragraph"><svg:title/><svg:desc/></draw:connector></text:span></text:p>
      <text:p text:style-name="Standard"><text:span text:style-name="T38"><draw:connector draw:type="line" svg:x1="0.80764in" svg:y1="0.33611in" svg:x2="0.80764in" svg:y2="0.05486in" draw:z-index="251925504" draw:id="id27" draw:style-name="a39" draw:name="Gerade Verbindung mit Pfeil 318" text:anchor-type="paragraph"><svg:title/><svg:desc/></draw:connector></text:span><draw:connector draw:type="line" svg:x1="3.22431in" svg:y1="0.01389in" svg:x2="3.94306in" svg:y2="0.33681in" draw:z-index="251927552" draw:id="id28" draw:style-name="a41" draw:name="Gerade Verbindung mit Pfeil 326" text:anchor-type="paragraph"><svg:title/><svg:desc/></draw:connector><draw:custom-shape svg:x="3.96389in" svg:y="0.31597in" svg:width="1.41667in" svg:height="0.5in" draw:z-index="251924480" draw:id="id29" draw:style-name="a42" draw:name="Rechteck: abgerundete Ecken 317" text:anchor-type="paragraph"><svg:title/><svg:desc/><text:p text:style-name="P39">Überraschungs-modus aktiv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09931in" svg:y="0.36806in" svg:width="1.41667in" svg:height="0.5in" draw:z-index="251926528" draw:id="id30" draw:style-name="a43" draw:name="Rechteck: abgerundete Ecken 320" text:anchor-type="paragraph"><svg:title/><svg:desc/><text:p text:style-name="P40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41"><draw:connector draw:type="standard" svg:x1="2.51597in" svg:y1="0.99583in" svg:x2="0.79722in" svg:y2="0.12083in" draw:z-index="251920384" draw:id="id31" draw:style-name="a45" draw:name="Verbinder: gewinkelt 314" text:anchor-type="paragraph"><svg:title/><svg:desc/></draw:connector></text:span><draw:connector draw:type="line" svg:x1="3.89097in" svg:y1="0.08958in" svg:x2="3.12014in" svg:y2="0.40208in" draw:z-index="251928576" draw:id="id32" draw:style-name="a47" draw:name="Gerade Verbindung mit Pfeil 327" text:anchor-type="paragraph"><svg:title/><svg:desc/></draw:connector></text:p>
      <text:p text:style-name="Standard"><text:span text:style-name="T42"><draw:g draw:z-index="251918336" draw:name="Gruppieren 308" draw:id="id35" draw:style-name="a50" text:anchor-type="paragraph"><svg:title/><svg:desc/><draw:custom-shape svg:x="2.55764in" svg:y="0.30972in" svg:width="0.94792in" svg:height="0.5in" draw:id="id33" draw:style-name="a48" draw:name="Rechteck: abgerundete Ecken 309"><svg:title/><svg:desc/><text:p text:style-name="P43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52639in" svg:y="0.04931in" svg:width="1.03125in" svg:height="1.03125in" draw:id="id34" draw:style-name="a49" draw:name="Raute 310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44"><draw:custom-shape svg:x="4.16181in" svg:y="0.21597in" svg:width="0.52083in" svg:height="0.33333in" draw:z-index="251921408" draw:id="id36" draw:style-name="a51" draw:name="Rechteck: abgerundete Ecken 313" text:anchor-type="paragraph"><svg:title/><svg:desc/><text:p text:style-name="P45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46"><draw:connector draw:type="line" svg:x1="3.57847in" svg:y1="0.25903in" svg:x2="4.57847in" svg:y2="0.25903in" draw:z-index="251922432" draw:id="id37" draw:style-name="a52" draw:name="Gerader Verbinder 311" text:anchor-type="paragraph"><svg:title/><svg:desc/></draw:connector></text:span><text:span text:style-name="T47"><draw:custom-shape svg:x="1.82847in" svg:y="0.33194in" svg:width="0.52083in" svg:height="0.33333in" draw:z-index="251923456" draw:id="id38" draw:style-name="a53" draw:name="Rechteck: abgerundete Ecken 315" text:anchor-type="paragraph"><svg:title/><svg:desc/><text:p text:style-name="P48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9"/>
      <text:h text:style-name="P50" text:outline-level="1"><text:bookmark-start text:name="_Toc482216797"/><text:soft-page-break/>Liste bearbeiten<text:bookmark-end text:name="_Toc482216797"/></text:h>
      <text:p text:style-name="Standard"><draw:connector draw:type="line" svg:x1="3.21806in" svg:y1="0.24792in" svg:x2="3.20764in" svg:y2="0.53958in" draw:z-index="251645952" draw:id="id39" draw:style-name="a55" draw:name="Gerade Verbindung mit Pfeil 22" text:anchor-type="paragraph"><svg:title/><svg:desc/></draw:connector></text:p>
      <text:p text:style-name="Standard"><text:span text:style-name="T51"><draw:connector draw:type="line" svg:x1="-0.51528in" svg:y1="0.33264in" svg:x2="-0.51528in" svg:y2="5.61389in" draw:z-index="251692032" draw:id="id40" draw:style-name="a56" draw:name="Gerader Verbinder 279" text:anchor-type="paragraph"><svg:title/><svg:desc/></draw:connector></text:span><text:span text:style-name="T52"><draw:connector draw:type="line" svg:x1="-0.50486in" svg:y1="0.32222in" svg:x2="3.04722in" svg:y2="0.31181in" draw:z-index="251691008" draw:id="id41" draw:style-name="a58" draw:name="Gerade Verbindung mit Pfeil 278" text:anchor-type="paragraph"><svg:title/><svg:desc/></draw:connector></text:span><draw:custom-shape svg:x="3.10417in" svg:y="0.10972in" svg:width="0.22639in" svg:height="0.25347in" draw:z-index="251643904" draw:id="id42" draw:style-name="a59" draw:name="Ellipse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22153in" svg:y1="0.25278in" svg:x2="3.22153in" svg:y2="0.94028in" draw:z-index="251644928" draw:id="id43" draw:style-name="a61" draw:name="Gerade Verbindung mit Pfeil 21" text:anchor-type="paragraph"><svg:title/><svg:desc/></draw:connector></text:p>
      <text:p text:style-name="Standard"/>
      <text:p text:style-name="Standard"><text:span text:style-name="T53"><draw:custom-shape svg:x="2.51042in" svg:y="0.22639in" svg:width="1.41667in" svg:height="0.5in" draw:z-index="251648000" draw:id="id44" draw:style-name="a62" draw:name="Rechteck: abgerundete Ecken 26" text:anchor-type="paragraph"><svg:title/><svg:desc/><text:p text:style-name="P54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onnector draw:type="line" svg:x1="3.21389in" svg:y1="0.36528in" svg:x2="3.21389in" svg:y2="1.05278in" draw:z-index="251650048" draw:id="id45" draw:style-name="a64" draw:name="Gerade Verbindung mit Pfeil 27" text:anchor-type="paragraph"><svg:title/><svg:desc/></draw:connector></text:p>
      <text:p text:style-name="Standard"/>
      <text:p text:style-name="Standard"><text:span text:style-name="T55"><draw:custom-shape svg:x="1.43264in" svg:y="0.35764in" svg:width="3.34375in" svg:height="0.04931in" draw:z-index="251652096" draw:id="id46" draw:style-name="a65" draw:name="Rechteck 26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bookmark-start text:name="_Hlk481138122"/><text:bookmark-end text:name="_Hlk481138122"/><text:span text:style-name="T56"><draw:connector draw:type="standard" svg:x1="1.46389in" svg:y1="0.01875in" svg:x2="0.26597in" svg:y2="1.06042in" draw:z-index="251667456" draw:id="id47" draw:style-name="a67" draw:name="Verbinder: gewinkelt 259" text:anchor-type="paragraph"><svg:title/><svg:desc/></draw:connector></text:span><text:span text:style-name="T57"><draw:connector draw:type="standard" svg:x1="4.76597in" svg:y1="0.01875in" svg:x2="6.15139in" svg:y2="1.08125in" draw:z-index="251672576" draw:id="id48" draw:style-name="a69" draw:name="Verbinder: gewinkelt 263" text:anchor-type="paragraph"><svg:title/><svg:desc/></draw:connector></text:span><draw:connector draw:type="line" svg:x1="4.67708in" svg:y1="0.04167in" svg:x2="4.6875in" svg:y2="1.07292in" draw:z-index="251671552" draw:id="id49" draw:style-name="a71" draw:name="Gerade Verbindung mit Pfeil 262" text:anchor-type="paragraph"><svg:title/><svg:desc/></draw:connector><draw:connector draw:type="line" svg:x1="3.20347in" svg:y1="0.03611in" svg:x2="3.21389in" svg:y2="1.06736in" draw:z-index="251669504" draw:id="id50" draw:style-name="a73" draw:name="Gerade Verbindung mit Pfeil 260" text:anchor-type="paragraph"><svg:title/><svg:desc/></draw:connector><draw:connector draw:type="line" svg:x1="1.73403in" svg:y1="0.04583in" svg:x2="1.74444in" svg:y2="1.07708in" draw:z-index="251654144" draw:id="id51" draw:style-name="a75" draw:name="Gerade Verbindung mit Pfeil 28" text:anchor-type="paragraph"><svg:title/><svg:desc/></draw:connector></text:p>
      <text:p text:style-name="Standard"/>
      <text:p text:style-name="Standard"><text:span text:style-name="T58"><draw:custom-shape svg:x="3.97431in" svg:y="0.36528in" svg:width="1.41667in" svg:height="0.55208in" draw:z-index="251664384" draw:id="id52" draw:style-name="a76" draw:name="Rechteck: abgerundete Ecken 257" text:anchor-type="paragraph"><svg:title/><svg:desc/><text:p text:style-name="P59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0"><draw:custom-shape svg:x="5.45347in" svg:y="0.36528in" svg:width="1.41667in" svg:height="0.54167in" draw:z-index="251666432" draw:id="id53" draw:style-name="a77" draw:name="Rechteck: abgerundete Ecken 258" text:anchor-type="paragraph"><svg:title/><svg:desc/><text:p text:style-name="P61">Liste individualis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2"><draw:custom-shape svg:x="2.50556in" svg:y="0.36528in" svg:width="1.41667in" svg:height="0.55208in" draw:z-index="251662336" draw:id="id54" draw:style-name="a78" draw:name="Rechteck: abgerundete Ecken 256" text:anchor-type="paragraph"><svg:title/><svg:desc/><text:p text:style-name="P63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4"><draw:custom-shape svg:x="1.03681in" svg:y="0.36528in" svg:width="1.41667in" svg:height="0.5625in" draw:z-index="251660288" draw:id="id55" draw:style-name="a79" draw:name="Rechteck: abgerundete Ecken 31" text:anchor-type="paragraph"><svg:title/><svg:desc/><text:p text:style-name="P65">Wunsch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6"><draw:custom-shape svg:x="-0.44236in" svg:y="0.36528in" svg:width="1.41667in" svg:height="0.55208in" draw:z-index="251658240" draw:id="id56" draw:style-name="a80" draw:name="Rechteck: abgerundete Ecken 30" text:anchor-type="paragraph"><svg:title/><svg:desc/><text:p text:style-name="P67">Wunsch hinzufü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text:span text:style-name="T68"><draw:connector draw:type="line" svg:x1="1.76597in" svg:y1="0.20139in" svg:x2="1.76597in" svg:y2="0.77431in" draw:z-index="251717632" draw:id="id57" draw:style-name="a81" draw:name="Gerader Verbinder 269" text:anchor-type="paragraph"><svg:title/><svg:desc/></draw:connector></text:span><text:span text:style-name="T69"><draw:connector draw:type="line" svg:x1="0.26597in" svg:y1="0.19097in" svg:x2="0.26597in" svg:y2="0.76389in" draw:z-index="251718656" draw:id="id58" draw:style-name="a82" draw:name="Gerader Verbinder 270" text:anchor-type="paragraph"><svg:title/><svg:desc/></draw:connector></text:span><text:span text:style-name="T70"><draw:connector draw:type="line" svg:x1="3.21389in" svg:y1="0.18056in" svg:x2="3.21389in" svg:y2="0.75347in" draw:z-index="251719680" draw:id="id59" draw:style-name="a83" draw:name="Gerader Verbinder 271" text:anchor-type="paragraph"><svg:title/><svg:desc/></draw:connector></text:span><text:span text:style-name="T71"><draw:connector draw:type="line" svg:x1="4.68264in" svg:y1="0.18056in" svg:x2="4.68264in" svg:y2="0.75347in" draw:z-index="251720704" draw:id="id60" draw:style-name="a84" draw:name="Gerader Verbinder 272" text:anchor-type="paragraph"><svg:title/><svg:desc/></draw:connector></text:span><text:span text:style-name="T72"><draw:connector draw:type="line" svg:x1="6.15139in" svg:y1="0.20139in" svg:x2="6.15139in" svg:y2="0.77431in" draw:z-index="251721728" draw:id="id61" draw:style-name="a85" draw:name="Gerader Verbinder 273" text:anchor-type="paragraph"><svg:title/><svg:desc/></draw:connector></text:span></text:p>
      <text:p text:style-name="Standard"/>
      <text:p text:style-name="Standard"><text:span text:style-name="T73"><draw:connector draw:type="line" svg:x1="3.21389in" svg:y1="0.05903in" svg:x2="3.21389in" svg:y2="0.74653in" draw:z-index="251723776" draw:id="id62" draw:style-name="a87" draw:name="Gerade Verbindung mit Pfeil 267" text:anchor-type="paragraph"><svg:title/><svg:desc/></draw:connector></text:span><text:span text:style-name="T74"><draw:connector draw:type="line" svg:x1="0.26597in" svg:y1="0.04861in" svg:x2="6.16181in" svg:y2="0.04861in" draw:z-index="251724800" draw:id="id63" draw:style-name="a88" draw:name="Gerader Verbinder 268" text:anchor-type="paragraph"><svg:title/><svg:desc/></draw:connector></text:span></text:p>
      <text:p text:style-name="Standard"/>
      <text:p text:style-name="Standard"><text:span text:style-name="T75"><draw:custom-shape svg:x="0.91667in" svg:y="0.16458in" svg:width="0.52083in" svg:height="0.33333in" draw:z-index="251773952" draw:id="id64" draw:style-name="a89" draw:name="Rechteck: abgerundete Ecken 305" text:anchor-type="paragraph"><svg:title/><svg:desc/><text:p text:style-name="P76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77"><draw:g draw:z-index="251769856" draw:name="Gruppieren 301" draw:id="id67" draw:style-name="a92" text:anchor-type="paragraph"><svg:title/><svg:desc/><draw:custom-shape svg:x="2.73333in" svg:y="0.29097in" svg:width="0.94792in" svg:height="0.5in" draw:id="id65" draw:style-name="a90" draw:name="Rechteck: abgerundete Ecken 302"><svg:title/><svg:desc/><text:p text:style-name="P78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0208in" svg:y="0.03056in" svg:width="1.03125in" svg:height="1.03125in" draw:id="id66" draw:style-name="a91" draw:name="Raute 30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79"><draw:connector draw:type="line" svg:x1="-0.50486in" svg:y1="0.17778in" svg:x2="2.69306in" svg:y2="0.17778in" draw:z-index="251728896" draw:id="id68" draw:style-name="a93" draw:name="Gerader Verbinder 280" text:anchor-type="paragraph"><svg:title/><svg:desc/></draw:connector></text:span></text:p>
      <text:p text:style-name="Standard"><text:span text:style-name="T80"><draw:connector draw:type="line" svg:x1="3.21389in" svg:y1="0.30417in" svg:x2="3.21389in" svg:y2="0.99167in" draw:z-index="251736064" draw:id="id69" draw:style-name="a95" draw:name="Gerade Verbindung mit Pfeil 193" text:anchor-type="paragraph"><svg:title/><svg:desc/></draw:connector></text:span></text:p>
      <text:p text:style-name="Standard"><text:span text:style-name="T81"><draw:custom-shape svg:x="3.29977in" svg:y="0.11458in" svg:width="0.38542in" svg:height="0.33333in" draw:z-index="251771904" draw:id="id70" draw:style-name="a96" draw:name="Rechteck: abgerundete Ecken 304" text:anchor-type="paragraph"><svg:title/><svg:desc/><text:p text:style-name="P82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83"><draw:g draw:z-index="251736064" draw:name="Gruppieren 196" draw:id="id73" draw:style-name="a99" text:anchor-type="paragraph"><svg:title/><svg:desc/><draw:custom-shape svg:x="3.14097in" svg:y="0.31797in" svg:width="0.15393in" svg:height="0.14559in" draw:id="id71" draw:style-name="a97" draw:name="Ellipse 19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8889in" svg:y="0.26597in" svg:width="0.25in" svg:height="0.25208in" draw:id="id72" draw:style-name="a98" draw:name="Ellipse 19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Standard"/>
      <text:p text:style-name="P84"/>
      <text:h text:style-name="P85" text:outline-level="1"><text:bookmark-start text:name="_Toc482216798"/><text:soft-page-break/>Wunsch hinzufügen<text:bookmark-end text:name="_Toc482216798"/></text:h>
      <text:p text:style-name="Standard"><text:span text:style-name="T86"><draw:connector draw:type="standard" svg:x1="1.82847in" svg:y1="3.96667in" svg:x2="2.98472in" svg:y2="0.44583in" draw:z-index="251862016" draw:id="id74" draw:style-name="a101" draw:name="Verbinder: gewinkelt 365" text:anchor-type="paragraph"><svg:title/><svg:desc/></draw:connector></text:span><draw:custom-shape svg:x="3.03125in" svg:y="0.31875in" svg:width="0.22639in" svg:height="0.25347in" draw:z-index="251816960" draw:id="id75" draw:style-name="a102" draw:name="Ellipse 33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514in" svg:y1="0.04028in" svg:x2="3.13472in" svg:y2="0.33194in" draw:z-index="251817984" draw:id="id76" draw:style-name="a104" draw:name="Gerade Verbindung mit Pfeil 335" text:anchor-type="paragraph"><svg:title/><svg:desc/></draw:connector></text:p>
      <text:p text:style-name="Standard"><draw:connector draw:type="line" svg:x1="3.14583in" svg:y1="0.17986in" svg:x2="3.14583in" svg:y2="0.45069in" draw:z-index="251819008" draw:id="id77" draw:style-name="a106" draw:name="Gerade Verbindung mit Pfeil 336" text:anchor-type="paragraph"><svg:title/><svg:desc/></draw:connector></text:p>
      <text:p text:style-name="Standard"><draw:custom-shape svg:x="2.43125in" svg:y="0.1125in" svg:width="1.41667in" svg:height="0.5in" draw:z-index="251821056" draw:id="id78" draw:style-name="a107" draw:name="Rechteck: abgerundete Ecken 337" text:anchor-type="paragraph"><svg:title/><svg:desc/><text:p text:style-name="P87">Wunsch hinzufü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14097in" svg:y1="0.27431in" svg:x2="3.14097in" svg:y2="0.54514in" draw:z-index="251823104" draw:id="id79" draw:style-name="a109" draw:name="Gerade Verbindung mit Pfeil 338" text:anchor-type="paragraph"><svg:title/><svg:desc/></draw:connector></text:p>
      <text:p text:style-name="Standard"><draw:custom-shape svg:x="2.43264in" svg:y="0.19236in" svg:width="1.41667in" svg:height="0.57292in" draw:z-index="251825152" draw:id="id80" draw:style-name="a110" draw:name="Rechteck: abgerundete Ecken 339" text:anchor-type="paragraph"><svg:title/><svg:desc/><text:p text:style-name="P88">Wunschnamen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89"><draw:connector draw:type="line" svg:x1="3.14097in" svg:y1="0.06042in" svg:x2="3.14097in" svg:y2="0.33125in" draw:z-index="251847680" draw:id="id81" draw:style-name="a112" draw:name="Gerade Verbindung mit Pfeil 340" text:anchor-type="paragraph"><svg:title/><svg:desc/></draw:connector></text:span><text:span text:style-name="T90"><draw:custom-shape svg:x="2.43264in" svg:y="0.34167in" svg:width="1.41667in" svg:height="0.57292in" draw:z-index="251848704" draw:id="id82" draw:style-name="a113" draw:name="Rechteck: abgerundete Ecken 341" text:anchor-type="paragraph"><svg:title/><svg:desc/><text:p text:style-name="P91">Beschreibung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2"><draw:custom-shape svg:x="4.04722in" svg:y="0.35208in" svg:width="1.41667in" svg:height="0.57292in" draw:z-index="251849728" draw:id="id83" draw:style-name="a114" draw:name="Rechteck: abgerundete Ecken 342" text:anchor-type="paragraph"><svg:title/><svg:desc/><text:p text:style-name="P93">Verlinkung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94"><draw:connector draw:type="line" svg:x1="3.84931in" svg:y1="0.24931in" svg:x2="4.05764in" svg:y2="0.24931in" draw:z-index="251851776" draw:id="id84" draw:style-name="a116" draw:name="Gerade Verbindung mit Pfeil 344" text:anchor-type="paragraph"><svg:title/><svg:desc/></draw:connector></text:span></text:p>
      <text:p text:style-name="Standard"><text:span text:style-name="T95"><draw:connector draw:type="line" svg:x1="3.14097in" svg:y1="0.20278in" svg:x2="3.14097in" svg:y2="0.47361in" draw:z-index="251852800" draw:id="id85" draw:style-name="a118" draw:name="Gerade Verbindung mit Pfeil 343" text:anchor-type="paragraph"><svg:title/><svg:desc/></draw:connector></text:span><text:span text:style-name="T96"><draw:connector draw:type="standard" svg:x1="4.78681in" svg:y1="0.20278in" svg:x2="3.65139in" svg:y2="0.97361in" draw:z-index="251853824" draw:id="id86" draw:style-name="a120" draw:name="Verbinder: gewinkelt 348" text:anchor-type="paragraph"><svg:title/><svg:desc/></draw:connector></text:span><text:span text:style-name="T97"><draw:g draw:z-index="251854848" draw:name="Gruppieren 345" draw:id="id89" draw:style-name="a123" text:anchor-type="paragraph"><svg:title/><svg:desc/><draw:custom-shape svg:x="2.66181in" svg:y="0.72361in" svg:width="0.94792in" svg:height="0.5in" draw:id="id87" draw:style-name="a121" draw:name="Rechteck: abgerundete Ecken 346"><svg:title/><svg:desc/><text:p text:style-name="P98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3056in" svg:y="0.46319in" svg:width="1.03125in" svg:height="1.03125in" draw:id="id88" draw:style-name="a122" draw:name="Raute 347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99"><draw:connector draw:type="line" svg:x1="3.15139in" svg:y1="1.50486in" svg:x2="3.15139in" svg:y2="2.03611in" draw:z-index="251856896" draw:id="id90" draw:style-name="a125" draw:name="Gerade Verbindung mit Pfeil 356" text:anchor-type="paragraph"><svg:title/><svg:desc/></draw:connector></text:span><text:span text:style-name="T100"><draw:custom-shape svg:x="3.21389in" svg:y="1.55694in" svg:width="0.52083in" svg:height="0.33333in" draw:z-index="251857920" draw:id="id91" draw:style-name="a126" draw:name="Rechteck: abgerundete Ecken 358" text:anchor-type="paragraph"><svg:title/><svg:desc/><text:p text:style-name="P101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02"><draw:g draw:z-index="251859968" draw:name="Gruppieren 359" draw:id="id94" draw:style-name="a129" text:anchor-type="paragraph"><svg:title/><svg:desc/><draw:custom-shape svg:x="3.08333in" svg:y="2.10894in" svg:width="0.15393in" svg:height="0.14559in" draw:id="id92" draw:style-name="a127" draw:name="Ellipse 36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3125in" svg:y="2.05694in" svg:width="0.25in" svg:height="0.25208in" draw:id="id93" draw:style-name="a128" draw:name="Ellipse 36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103"><draw:connector draw:type="line" svg:x1="2.63056in" svg:y1="0.97361in" svg:x2="1.82847in" svg:y2="0.97361in" draw:z-index="251860992" draw:id="id95" draw:style-name="a130" draw:name="Gerader Verbinder 364" text:anchor-type="paragraph"><svg:title/><svg:desc/></draw:connector></text:span></text:p>
      <text:p text:style-name="Standard"><text:span text:style-name="T104"><draw:custom-shape svg:x="1.98472in" svg:y="0.27708in" svg:width="0.52083in" svg:height="0.33333in" draw:z-index="251857920" draw:id="id96" draw:style-name="a131" draw:name="Rechteck: abgerundete Ecken 357" text:anchor-type="paragraph"><svg:title/><svg:desc/><text:p text:style-name="P105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6"/>
      <text:soft-page-break/>
      <text:p text:style-name="Standard"><draw:connector draw:type="line" svg:x1="3.14861in" svg:y1="0.54444in" svg:x2="3.14861in" svg:y2="1.23194in" draw:z-index="251937792" draw:id="id97" draw:style-name="a133" draw:name="Gerade Verbindung mit Pfeil 405" text:anchor-type="paragraph"><svg:title/><svg:desc/></draw:connector><draw:custom-shape svg:x="3.03125in" svg:y="0.40069in" svg:width="0.22639in" svg:height="0.25347in" draw:z-index="251936768" draw:id="id98" draw:style-name="a134" draw:name="Ellipse 40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514in" svg:y1="0.09236in" svg:x2="3.13472in" svg:y2="0.38403in" draw:z-index="251938816" draw:id="id99" draw:style-name="a136" draw:name="Gerade Verbindung mit Pfeil 406" text:anchor-type="paragraph"><svg:title/><svg:desc/></draw:connector></text:p>
      <text:p text:style-name="Standard"><text:span text:style-name="T107"><draw:connector draw:type="standard" svg:x1="0.04722in" svg:y1="4.83264in" svg:x2="2.9743in" svg:y2="0.06181in" draw:z-index="251977728" draw:id="id100" draw:style-name="a138" draw:name="Verbinder: gewinkelt 434" text:anchor-type="paragraph"><svg:title/><svg:desc/></draw:connector></text:span></text:p>
      <text:p text:style-name="Standard">a</text:p>
      <text:p text:style-name="Standard"><text:span text:style-name="T108"><draw:custom-shape svg:x="2.43125in" svg:y="0.05903in" svg:width="1.41667in" svg:height="0.57292in" draw:z-index="251940864" draw:id="id101" draw:style-name="a139" draw:name="Rechteck: abgerundete Ecken 407" text:anchor-type="paragraph"><svg:title/><svg:desc/><text:p text:style-name="P109">Wunsch aus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10"><draw:connector draw:type="line" svg:x1="3.14097in" svg:y1="0.27431in" svg:x2="3.14097in" svg:y2="0.73264in" draw:z-index="251941888" draw:id="id102" draw:style-name="a141" draw:name="Gerade Verbindung mit Pfeil 408" text:anchor-type="paragraph"><svg:title/><svg:desc/></draw:connector></text:span></text:p>
      <text:p text:style-name="Standard"/>
      <text:p text:style-name="Standard"><text:span text:style-name="T111"><draw:custom-shape svg:x="0.94306in" svg:y="0.00625in" svg:width="4.59375in" svg:height="0.05in" draw:z-index="251952128" draw:id="id103" draw:style-name="a142" draw:name="Rechteck 413" text:anchor-type="paragraph"><svg:title/><svg:desc/><draw:enhanced-geometry draw:type="non-primitive" svg:viewBox="0 0 21600 21600" draw:enhanced-path="M 0 0 L 21600 0 21600 21600 0 21600 Z N"/></draw:custom-shape></text:span><text:span text:style-name="T112"><draw:connector draw:type="line" svg:x1="5.375in" svg:y1="0.07153in" svg:x2="5.375in" svg:y2="0.61319in" draw:z-index="251959296" draw:id="id104" draw:style-name="a144" draw:name="Gerade Verbindung mit Pfeil 417" text:anchor-type="paragraph"><svg:title/><svg:desc/></draw:connector></text:span><text:span text:style-name="T113"><draw:connector draw:type="line" svg:x1="1.13056in" svg:y1="0.06944in" svg:x2="1.13056in" svg:y2="0.61111in" draw:z-index="251953152" draw:id="id105" draw:style-name="a146" draw:name="Gerade Verbindung mit Pfeil 414" text:anchor-type="paragraph"><svg:title/><svg:desc/></draw:connector></text:span><text:span text:style-name="T114"><draw:connector draw:type="line" svg:x1="2.67222in" svg:y1="0.04861in" svg:x2="2.67222in" svg:y2="0.59028in" draw:z-index="251957248" draw:id="id106" draw:style-name="a148" draw:name="Gerade Verbindung mit Pfeil 416" text:anchor-type="paragraph"><svg:title/><svg:desc/></draw:connector></text:span><text:span text:style-name="T115"><draw:connector draw:type="line" svg:x1="4.21389in" svg:y1="0.06944in" svg:x2="4.21389in" svg:y2="0.61111in" draw:z-index="251955200" draw:id="id107" draw:style-name="a150" draw:name="Gerade Verbindung mit Pfeil 415" text:anchor-type="paragraph"><svg:title/><svg:desc/></draw:connector></text:span></text:p>
      <text:p text:style-name="Standard"><text:span text:style-name="T116"><draw:custom-shape svg:x="5.05764in" svg:y="0.25833in" svg:width="1.41667in" svg:height="0.57292in" draw:z-index="251950080" draw:id="id108" draw:style-name="a151" draw:name="Rechteck: abgerundete Ecken 412" text:anchor-type="paragraph"><svg:title/><svg:desc/><text:p text:style-name="P117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8"><draw:custom-shape svg:x="0.42708in" svg:y="0.25833in" svg:width="1.41667in" svg:height="0.57292in" draw:z-index="251948032" draw:id="id109" draw:style-name="a152" draw:name="Rechteck: abgerundete Ecken 411" text:anchor-type="paragraph"><svg:title/><svg:desc/><text:p text:style-name="P119">Namen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0"><draw:custom-shape svg:x="1.9625in" svg:y="0.26181in" svg:width="1.41667in" svg:height="0.57292in" draw:z-index="251943936" draw:id="id110" draw:style-name="a153" draw:name="Rechteck: abgerundete Ecken 409" text:anchor-type="paragraph"><svg:title/><svg:desc/><text:p text:style-name="P121">Beschreibung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2"><draw:custom-shape svg:x="3.50556in" svg:y="0.25833in" svg:width="1.41667in" svg:height="0.57292in" draw:z-index="251945984" draw:id="id111" draw:style-name="a154" draw:name="Rechteck: abgerundete Ecken 410" text:anchor-type="paragraph"><svg:title/><svg:desc/><text:p text:style-name="P123">Verlinkung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text:span text:style-name="T124"><draw:connector draw:type="line" svg:x1="5.39097in" svg:y1="0.10486in" svg:x2="5.39097in" svg:y2="0.88611in" draw:z-index="251968512" draw:id="id112" draw:style-name="a156" draw:name="Gerade Verbindung mit Pfeil 426" text:anchor-type="paragraph"><svg:title/><svg:desc/></draw:connector></text:span><text:span text:style-name="T125"><draw:connector draw:type="line" svg:x1="4.24514in" svg:y1="0.11528in" svg:x2="4.24514in" svg:y2="0.87569in" draw:z-index="251967488" draw:id="id113" draw:style-name="a158" draw:name="Gerade Verbindung mit Pfeil 425" text:anchor-type="paragraph"><svg:title/><svg:desc/></draw:connector></text:span><text:span text:style-name="T126"><draw:connector draw:type="line" svg:x1="2.68264in" svg:y1="0.11528in" svg:x2="2.68264in" svg:y2="0.89653in" draw:z-index="251966464" draw:id="id114" draw:style-name="a160" draw:name="Gerade Verbindung mit Pfeil 424" text:anchor-type="paragraph"><svg:title/><svg:desc/></draw:connector></text:span><text:span text:style-name="T127"><draw:connector draw:type="line" svg:x1="1.13056in" svg:y1="0.11528in" svg:x2="1.13056in" svg:y2="0.86528in" draw:z-index="251965440" draw:id="id115" draw:style-name="a162" draw:name="Gerade Verbindung mit Pfeil 423" text:anchor-type="paragraph"><svg:title/><svg:desc/></draw:connector></text:span></text:p>
      <text:p text:style-name="Standard"/>
      <text:p text:style-name="Standard"><text:span text:style-name="T128"><draw:custom-shape svg:x="0.97292in" svg:y="0.15972in" svg:width="4.59375in" svg:height="0.05in" draw:z-index="251963392" draw:id="id116" draw:style-name="a163" draw:name="Rechteck 421" text:anchor-type="paragraph"><svg:title/><svg:desc/><draw:enhanced-geometry draw:type="non-primitive" svg:viewBox="0 0 21600 21600" draw:enhanced-path="M 0 0 L 21600 0 21600 21600 0 21600 Z N"/></draw:custom-shape></text:span><text:span text:style-name="T129"><draw:connector draw:type="line" svg:x1="3.14097in" svg:y1="0.18889in" svg:x2="3.14097in" svg:y2="0.67014in" draw:z-index="251964416" draw:id="id117" draw:style-name="a165" draw:name="Gerade Verbindung mit Pfeil 422" text:anchor-type="paragraph"><svg:title/><svg:desc/></draw:connector></text:span></text:p>
      <text:p text:style-name="Standard"><text:span text:style-name="T130"><draw:g draw:z-index="251961344" draw:name="Gruppieren 418" draw:id="id120" draw:style-name="a168" text:anchor-type="paragraph"><svg:title/><svg:desc/><draw:custom-shape svg:x="0.03125in" svg:y="0.58194in" svg:width="0.94792in" svg:height="0.5in" draw:id="id118" draw:style-name="a166" draw:name="Rechteck: abgerundete Ecken 419"><svg:title/><svg:desc/><text:p text:style-name="P131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in" svg:y="0.32153in" svg:width="1.03125in" svg:height="1.03125in" draw:id="id119" draw:style-name="a167" draw:name="Raute 420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/>
      <text:p text:style-name="Standard"><text:span text:style-name="T132"><draw:connector draw:type="line" svg:x1="2.60972in" svg:y1="0.1125in" svg:x2="0.02639in" svg:y2="0.1125in" draw:z-index="251976704" draw:id="id121" draw:style-name="a169" draw:name="Gerader Verbinder 433" text:anchor-type="paragraph"><svg:title/><svg:desc/></draw:connector></text:span><text:span text:style-name="T133"><draw:custom-shape svg:x="1.84375in" svg:y="0.28958in" svg:width="0.52083in" svg:height="0.33333in" draw:z-index="251975680" draw:id="id122" draw:style-name="a170" draw:name="Rechteck: abgerundete Ecken 432" text:anchor-type="paragraph"><svg:title/><svg:desc/><text:p text:style-name="P134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35"><draw:custom-shape svg:x="3.25764in" svg:y="0.33125in" svg:width="0.52083in" svg:height="0.33333in" draw:z-index="251973632" draw:id="id123" draw:style-name="a171" draw:name="Rechteck: abgerundete Ecken 431" text:anchor-type="paragraph"><svg:title/><svg:desc/><text:p text:style-name="P136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onnector draw:type="line" svg:x1="3.14097in" svg:y1="0.24792in" svg:x2="3.14097in" svg:y2="0.77917in" draw:z-index="251970560" draw:id="id124" draw:style-name="a173" draw:name="Gerade Verbindung mit Pfeil 427" text:anchor-type="paragraph"><svg:title/><svg:desc/></draw:connector></text:p>
      <text:p text:style-name="Standard"/>
      <text:p text:style-name="Standard"><draw:g draw:z-index="251971584" draw:name="Gruppieren 428" draw:id="id127" draw:style-name="a176" text:anchor-type="paragraph"><svg:title/><svg:desc/><draw:custom-shape svg:x="3.07292in" svg:y="0.12561in" svg:width="0.15393in" svg:height="0.14559in" draw:id="id125" draw:style-name="a174" draw:name="Ellipse 42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2083in" svg:y="0.07361in" svg:width="0.25in" svg:height="0.25208in" draw:id="id126" draw:style-name="a175" draw:name="Ellipse 43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7"/>
      <text:h text:style-name="P138" text:outline-level="1"><text:bookmark-start text:name="_Toc482216799"/><text:soft-page-break/><draw:connector draw:type="line" svg:x1="3.22431in" svg:y1="0.49028in" svg:x2="3.21389in" svg:y2="0.78194in" draw:z-index="251865088" draw:id="id128" draw:style-name="a178" draw:name="Gerade Verbindung mit Pfeil 367" text:anchor-type="paragraph"><svg:title/><svg:desc/></draw:connector><text:span text:style-name="T139">Wunsch löschen</text:span><text:bookmark-end text:name="_Toc482216799"/></text:h>
      <text:p text:style-name="Standard"><draw:connector draw:type="standard" svg:x1="1.92222in" svg:y1="3.09306in" svg:x2="3.04722in" svg:y2="0.41597in" draw:z-index="251876352" draw:id="id129" draw:style-name="a180" draw:name="Verbinder: gewinkelt 377" text:anchor-type="paragraph"><svg:title/><svg:desc/></draw:connector><draw:custom-shape svg:x="3.11042in" svg:y="0.27847in" svg:width="0.22639in" svg:height="0.25347in" draw:z-index="251864064" draw:id="id130" draw:style-name="a181" draw:name="Ellipse 36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draw:connector draw:type="line" svg:x1="3.225in" svg:y1="0.13958in" svg:x2="3.225in" svg:y2="0.41042in" draw:z-index="251866112" draw:id="id131" draw:style-name="a183" draw:name="Gerade Verbindung mit Pfeil 368" text:anchor-type="paragraph"><svg:title/><svg:desc/></draw:connector></text:p>
      <text:p text:style-name="Standard"><draw:custom-shape svg:x="2.51042in" svg:y="0.07222in" svg:width="1.41667in" svg:height="0.5in" draw:z-index="251867136" draw:id="id132" draw:style-name="a184" draw:name="Rechteck: abgerundete Ecken 369" text:anchor-type="paragraph"><svg:title/><svg:desc/><text:p text:style-name="P140">Wunsch 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22014in" svg:y1="0.23403in" svg:x2="3.22014in" svg:y2="0.50486in" draw:z-index="251868160" draw:id="id133" draw:style-name="a186" draw:name="Gerade Verbindung mit Pfeil 370" text:anchor-type="paragraph"><svg:title/><svg:desc/></draw:connector></text:p>
      <text:p text:style-name="Standard"><draw:custom-shape svg:x="2.51181in" svg:y="0.15139in" svg:width="1.41667in" svg:height="0.57292in" draw:z-index="251869184" draw:id="id134" draw:style-name="a187" draw:name="Rechteck: abgerundete Ecken 371" text:anchor-type="paragraph"><svg:title/><svg:desc/><text:p text:style-name="P141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142"><draw:g draw:z-index="251871232" draw:name="Gruppieren 372" draw:id="id137" draw:style-name="a190" text:anchor-type="paragraph"><svg:title/><svg:desc/><draw:custom-shape svg:x="2.73333in" svg:y="0.56806in" svg:width="0.94792in" svg:height="0.5in" draw:id="id135" draw:style-name="a188" draw:name="Rechteck: abgerundete Ecken 373"><svg:title/><svg:desc/><text:p text:style-name="P143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0208in" svg:y="0.30764in" svg:width="1.03125in" svg:height="1.03125in" draw:id="id136" draw:style-name="a189" draw:name="Raute 374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draw:connector draw:type="line" svg:x1="3.21875in" svg:y1="0.01944in" svg:x2="3.21875in" svg:y2="0.29028in" draw:z-index="251873280" draw:id="id138" draw:style-name="a192" draw:name="Gerade Verbindung mit Pfeil 375" text:anchor-type="paragraph"><svg:title/><svg:desc/></draw:connector></text:p>
      <text:p text:style-name="Standard"/>
      <text:p text:style-name="Standard"><draw:connector draw:type="line" svg:x1="2.66667in" svg:y1="0.10625in" svg:x2="1.86458in" svg:y2="0.10625in" draw:z-index="251875328" draw:id="id139" draw:style-name="a193" draw:name="Gerader Verbinder 376" text:anchor-type="paragraph"><svg:title/><svg:desc/></draw:connector></text:p>
      <text:p text:style-name="Standard"><draw:connector draw:type="line" svg:x1="3.21111in" svg:y1="0.25833in" svg:x2="3.21111in" svg:y2="0.78958in" draw:z-index="251878400" draw:id="id140" draw:style-name="a195" draw:name="Gerade Verbindung mit Pfeil 378" text:anchor-type="paragraph"><svg:title/><svg:desc/></draw:connector></text:p>
      <text:p text:style-name="Standard"/>
      <text:p text:style-name="Standard"><draw:g draw:z-index="251879424" draw:name="Gruppieren 379" draw:id="id143" draw:style-name="a198" text:anchor-type="paragraph"><svg:title/><svg:desc/><draw:custom-shape svg:x="3.14306in" svg:y="0.13672in" svg:width="0.15393in" svg:height="0.14559in" draw:id="id141" draw:style-name="a196" draw:name="Ellipse 38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9097in" svg:y="0.08472in" svg:width="0.25in" svg:height="0.25208in" draw:id="id142" draw:style-name="a197" draw:name="Ellipse 38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  <text:p text:style-name="Standard"/>
      <text:p text:style-name="P144"/>
      <text:h text:style-name="P145" text:outline-level="1"><text:bookmark-start text:name="_Toc482216800"/><text:soft-page-break/>Wunschliste löschen<text:bookmark-end text:name="_Toc482216800"/></text:h>
      <text:p text:style-name="Standard"/>
      <text:p text:style-name="Standard"><draw:connector draw:type="line" svg:x1="2.96389in" svg:y1="0.30833in" svg:x2="2.95347in" svg:y2="0.6in" draw:z-index="251883520" draw:id="id144" draw:style-name="a200" draw:name="Gerade Verbindung mit Pfeil 382" text:anchor-type="paragraph"><svg:title/><svg:desc/></draw:connector></text:p>
      <text:p text:style-name="Standard"><draw:custom-shape svg:x="2.84931in" svg:y="0.25347in" svg:width="0.22639in" svg:height="0.25347in" draw:z-index="251881472" draw:id="id145" draw:style-name="a201" draw:name="Ellipse 38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146"><draw:connector draw:type="line" svg:x1="4.45347in" svg:y1="0.00972in" svg:x2="3.09931in" svg:y2="0.00972in" draw:z-index="251891712" draw:id="id146" draw:style-name="a203" draw:name="Gerade Verbindung mit Pfeil 384" text:anchor-type="paragraph"><svg:title/><svg:desc/></draw:connector></text:span><text:span text:style-name="T147"><draw:connector draw:type="line" svg:x1="4.46389in" svg:y1="0.00972in" svg:x2="4.46389in" svg:y2="3.60347in" draw:z-index="251892736" draw:id="id147" draw:style-name="a204" draw:name="Gerader Verbinder 385" text:anchor-type="paragraph"><svg:title/><svg:desc/></draw:connector></text:span><draw:connector draw:type="line" svg:x1="2.96667in" svg:y1="0.03403in" svg:x2="2.96667in" svg:y2="0.72153in" draw:z-index="251882496" draw:id="id148" draw:style-name="a206" draw:name="Gerade Verbindung mit Pfeil 386" text:anchor-type="paragraph"><svg:title/><svg:desc/></draw:connector></text:p>
      <text:p text:style-name="Standard"><text:span text:style-name="T148"><draw:custom-shape svg:x="2.26042in" svg:y="0.35069in" svg:width="1.41667in" svg:height="0.5in" draw:z-index="251884544" draw:id="id149" draw:style-name="a207" draw:name="Rechteck: abgerundete Ecken 387" text:anchor-type="paragraph"><svg:title/><svg:desc/><text:p text:style-name="P149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draw:connector draw:type="line" svg:x1="2.96875in" svg:y1="0.13333in" svg:x2="2.96875in" svg:y2="0.82083in" draw:z-index="251886592" draw:id="id150" draw:style-name="a209" draw:name="Gerade Verbindung mit Pfeil 388" text:anchor-type="paragraph"><svg:title/><svg:desc/></draw:connector></text:p>
      <text:p text:style-name="Standard"/>
      <text:p text:style-name="Standard"><text:span text:style-name="T150"><draw:custom-shape svg:x="2.25556in" svg:y="0.08958in" svg:width="1.41667in" svg:height="0.5in" draw:z-index="251885568" draw:id="id151" draw:style-name="a210" draw:name="Rechteck: abgerundete Ecken 389" text:anchor-type="paragraph"><svg:title/><svg:desc/><text:p text:style-name="P151">Warnhinwei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onnector draw:type="line" svg:x1="2.96875in" svg:y1="0.22778in" svg:x2="2.96875in" svg:y2="0.91528in" draw:z-index="251887616" draw:id="id152" draw:style-name="a212" draw:name="Gerade Verbindung mit Pfeil 390" text:anchor-type="paragraph"><svg:title/><svg:desc/></draw:connector></text:p>
      <text:p text:style-name="Standard"/>
      <text:p text:style-name="Standard"><text:span text:style-name="T152"><draw:g draw:z-index="251888640" draw:name="Gruppieren 391" draw:id="id155" draw:style-name="a215" text:anchor-type="paragraph"><svg:title/><svg:desc/><draw:custom-shape svg:x="2.48472in" svg:y="0.44861in" svg:width="0.94792in" svg:height="0.5in" draw:id="id153" draw:style-name="a213" draw:name="Rechteck: abgerundete Ecken 392"><svg:title/><svg:desc/><text:p text:style-name="P153">bestäti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45347in" svg:y="0.18819in" svg:width="1.03125in" svg:height="1.03125in" draw:id="id154" draw:style-name="a214" draw:name="Raute 39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154"><draw:connector draw:type="line" svg:x1="3.48472in" svg:y1="0.33542in" svg:x2="4.47431in" svg:y2="0.33542in" draw:z-index="251893760" draw:id="id156" draw:style-name="a216" draw:name="Gerader Verbinder 394" text:anchor-type="paragraph"><svg:title/><svg:desc/></draw:connector></text:span></text:p>
      <text:p text:style-name="Standard"><text:span text:style-name="T155"><draw:custom-shape svg:x="3.68264in" svg:y="0.01319in" svg:width="0.625in" svg:height="0.40625in" draw:z-index="251894784" draw:id="id157" draw:style-name="a217" draw:name="Rechteck: abgerundete Ecken 395" text:anchor-type="paragraph"><svg:title/><svg:desc/><text:p text:style-name="P156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57"><draw:custom-shape svg:x="2.44306in" svg:y="0.12986in" svg:width="0.38542in" svg:height="0.5in" draw:z-index="251890688" draw:id="id158" draw:style-name="a218" draw:name="Rechteck: abgerundete Ecken 396" text:anchor-type="paragraph"><svg:title/><svg:desc/><text:p text:style-name="P158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onnector draw:type="line" svg:x1="2.96875in" svg:y1="0.12708in" svg:x2="2.96875in" svg:y2="0.81458in" draw:z-index="251889664" draw:id="id159" draw:style-name="a220" draw:name="Gerade Verbindung mit Pfeil 397" text:anchor-type="paragraph"><svg:title/><svg:desc/></draw:connector></text:p>
      <text:p text:style-name="Standard"/>
      <text:p text:style-name="Standard"><text:span text:style-name="T159"><draw:g draw:z-index="251895808" draw:name="Gruppieren 398" draw:id="id162" draw:style-name="a223" text:anchor-type="paragraph"><svg:title/><svg:desc/><draw:custom-shape svg:x="2.89583in" svg:y="0.16319in" svg:width="0.15393in" svg:height="0.14583in" draw:id="id160" draw:style-name="a221" draw:name="Ellipse 39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4375in" svg:y="0.11111in" svg:width="0.25in" svg:height="0.2525in" draw:id="id161" draw:style-name="a222" draw:name="Ellipse 40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P160"/>
      <text:p text:style-name="Standard"/>
      <text:h text:style-name="P161" text:outline-level="1"><text:bookmark-start text:name="_Toc482216801"/>Wunschliste individualisieren<text:bookmark-end text:name="_Toc482216801"/></text:h>
      <text:p text:style-name="Standard"><draw:connector draw:type="line" svg:x1="3.14514in" svg:y1="0.09375in" svg:x2="3.13472in" svg:y2="0.38542in" draw:z-index="251934720" draw:id="id163" draw:style-name="a225" draw:name="Gerade Verbindung mit Pfeil 403" text:anchor-type="paragraph"><svg:title/><svg:desc/></draw:connector><draw:custom-shape svg:x="3.03125in" svg:y="0.40208in" svg:width="0.22639in" svg:height="0.25347in" draw:z-index="251932672" draw:id="id164" draw:style-name="a226" draw:name="Ellipse 40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861in" svg:y1="0.54583in" svg:x2="3.14861in" svg:y2="1.23333in" draw:z-index="251933696" draw:id="id165" draw:style-name="a228" draw:name="Gerade Verbindung mit Pfeil 402" text:anchor-type="paragraph"><svg:title/><svg:desc/></draw:connector></text:p>
      <text:p text:style-name="Standard"><text:span text:style-name="T162"><draw:connector draw:type="standard" svg:x1="6.29722in" svg:y1="3.89653in" svg:x2="3.28681in" svg:y2="0.05278in" draw:z-index="252006400" draw:id="id166" draw:style-name="a230" draw:name="Verbinder: gewinkelt 462" text:anchor-type="paragraph"><svg:title/><svg:desc/></draw:connector></text:span></text:p>
      <text:p text:style-name="Standard"/>
      <text:p text:style-name="Standard"><text:span text:style-name="T163"><draw:connector draw:type="line" svg:x1="5.03681in" svg:y1="0.14722in" svg:x2="5.03681in" svg:y2="0.73264in" draw:z-index="252000256" draw:id="id167" draw:style-name="a232" draw:name="Gerade Verbindung mit Pfeil 455" text:anchor-type="paragraph"><svg:title/><svg:desc/></draw:connector></text:span><text:span text:style-name="T164"><draw:connector draw:type="line" svg:x1="1.26597in" svg:y1="0.14722in" svg:x2="1.26597in" svg:y2="0.73264in" draw:z-index="251998208" draw:id="id168" draw:style-name="a234" draw:name="Gerade Verbindung mit Pfeil 454" text:anchor-type="paragraph"><svg:title/><svg:desc/></draw:connector></text:span><text:span text:style-name="T165"><draw:connector draw:type="line" svg:x1="3.16181in" svg:y1="0.12639in" svg:x2="3.16181in" svg:y2="0.71181in" draw:z-index="251996160" draw:id="id169" draw:style-name="a236" draw:name="Gerade Verbindung mit Pfeil 453" text:anchor-type="paragraph"><svg:title/><svg:desc/></draw:connector></text:span><text:span text:style-name="T166"><draw:custom-shape svg:x="0.85833in" svg:y="0.07153in" svg:width="4.59375in" svg:height="0.05in" draw:z-index="251987968" draw:id="id170" draw:style-name="a237" draw:name="Rechteck 440" text:anchor-type="paragraph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text:span text:style-name="T167"><draw:custom-shape svg:x="0.60417in" svg:y="0.01181in" svg:width="1.41667in" svg:height="0.5in" draw:z-index="251979776" draw:id="id171" draw:style-name="a238" draw:name="Rechteck: abgerundete Ecken 435" text:anchor-type="paragraph"><svg:title/><svg:desc/><text:p text:style-name="P168">Farbthema 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69"><draw:custom-shape svg:x="4.35417in" svg:y="0.00903in" svg:width="1.41667in" svg:height="0.5in" draw:z-index="251985920" draw:id="id172" draw:style-name="a239" draw:name="Rechteck: abgerundete Ecken 438" text:anchor-type="paragraph"><svg:title/><svg:desc/><text:p text:style-name="P170">Hintergrund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71"><draw:custom-shape svg:x="2.43125in" svg:y="0.00694in" svg:width="1.41667in" svg:height="0.5in" draw:z-index="251981824" draw:id="id173" draw:style-name="a240" draw:name="Rechteck: abgerundete Ecken 436" text:anchor-type="paragraph"><svg:title/><svg:desc/><text:p text:style-name="P172">Schriftart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73"><draw:connector draw:type="standard" svg:x1="5.075in" svg:y1="0.14375in" svg:x2="3.17917in" svg:y2="1.2375in" draw:z-index="252004352" draw:id="id174" draw:style-name="a242" draw:name="Verbinder: gewinkelt 459" text:anchor-type="paragraph"><svg:title/><svg:desc/></draw:connector></text:span><text:span text:style-name="T174"><draw:connector draw:type="standard" svg:x1="1.28681in" svg:y1="0.14375in" svg:x2="3.15139in" svg:y2="1.2375in" draw:z-index="252003328" draw:id="id175" draw:style-name="a244" draw:name="Verbinder: gewinkelt 458" text:anchor-type="paragraph"><svg:title/><svg:desc/></draw:connector></text:span><text:span text:style-name="T175"><draw:connector draw:type="line" svg:x1="3.18264in" svg:y1="0.14375in" svg:x2="3.18264in" svg:y2="0.425in" draw:z-index="252001280" draw:id="id176" draw:style-name="a246" draw:name="Gerade Verbindung mit Pfeil 456" text:anchor-type="paragraph"><svg:title/><svg:desc/></draw:connector></text:span></text:p>
      <text:p text:style-name="Standard"><text:span text:style-name="T176"><draw:custom-shape svg:x="2.46875in" svg:y="0.05625in" svg:width="1.41667in" svg:height="0.5in" draw:z-index="251983872" draw:id="id177" draw:style-name="a247" draw:name="Rechteck: abgerundete Ecken 437" text:anchor-type="paragraph"><svg:title/><svg:desc/><text:p text:style-name="P177">Schriftfarbe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78"><draw:connector draw:type="line" svg:x1="3.16181in" svg:y1="0.19861in" svg:x2="3.16181in" svg:y2="0.85486in" draw:z-index="252002304" draw:id="id178" draw:style-name="a249" draw:name="Gerade Verbindung mit Pfeil 457" text:anchor-type="paragraph"><svg:title/><svg:desc/></draw:connector></text:span></text:p>
      <text:p text:style-name="Standard"/>
      <text:p text:style-name="Standard"><draw:g draw:z-index="251990016" draw:name="Gruppieren 441" draw:id="id181" draw:style-name="a252" text:anchor-type="paragraph"><svg:title/><svg:desc/><draw:custom-shape svg:x="2.6875in" svg:y="0.36667in" svg:width="0.94792in" svg:height="0.5in" draw:id="id179" draw:style-name="a250" draw:name="Rechteck: abgerundete Ecken 442"><svg:title/><svg:desc/><text:p text:style-name="P179">bestäti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5625in" svg:y="0.10625in" svg:width="1.03125in" svg:height="1.03125in" draw:id="id180" draw:style-name="a251" draw:name="Raute 44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p>
      <text:p text:style-name="Standard"><text:span text:style-name="T180"><draw:connector draw:type="line" svg:x1="3.70347in" svg:y1="0.26597in" svg:x2="6.28681in" svg:y2="0.26597in" draw:z-index="252005376" draw:id="id182" draw:style-name="a253" draw:name="Gerader Verbinder 461" text:anchor-type="paragraph"><svg:title/><svg:desc/></draw:connector></text:span></text:p>
      <text:p text:style-name="Standard"><draw:custom-shape svg:x="3.875in" svg:y="0.17083in" svg:width="0.625in" svg:height="0.40625in" draw:z-index="251994112" draw:id="id183" draw:style-name="a254" draw:name="Rechteck: abgerundete Ecken 447" text:anchor-type="paragraph"><svg:title/><svg:desc/><text:p text:style-name="P181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16111in" svg:y1="0.03472in" svg:x2="3.16111in" svg:y2="0.72222in" draw:z-index="251991040" draw:id="id184" draw:style-name="a256" draw:name="Gerade Verbindung mit Pfeil 444" text:anchor-type="paragraph"><svg:title/><svg:desc/></draw:connector><draw:custom-shape svg:x="2.73958in" svg:y="0.06875in" svg:width="0.38542in" svg:height="0.5in" draw:z-index="251992064" draw:id="id185" draw:style-name="a257" draw:name="Rechteck: abgerundete Ecken 445" text:anchor-type="paragraph"><svg:title/><svg:desc/><text:p text:style-name="P182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draw:g draw:z-index="251995136" draw:name="Gruppieren 448" draw:id="id188" draw:style-name="a260" text:anchor-type="paragraph"><svg:title/><svg:desc/><draw:custom-shape svg:x="3.08819in" svg:y="0.07075in" svg:width="0.15393in" svg:height="0.14559in" draw:id="id186" draw:style-name="a258" draw:name="Ellipse 44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3611in" svg:y="0.01875in" svg:width="0.25in" svg:height="0.25208in" draw:id="id187" draw:style-name="a259" draw:name="Ellipse 45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>
      <style:paragraph-properties fo:line-height="107%"/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3" svg:viewBox="0 0 20 30" svg:d="m10 0-10 30h20z"/>
    <draw:marker draw:name="a227" svg:viewBox="0 0 20 30" svg:d="m10 0-10 30h20z"/>
    <draw:marker draw:name="a145" svg:viewBox="0 0 20 30" svg:d="m10 0-10 30h20z"/>
    <draw:marker draw:name="a229" svg:viewBox="0 0 20 30" svg:d="m10 0-10 30h20z"/>
    <draw:marker draw:name="a30" svg:viewBox="0 0 20 30" svg:d="m10 0-10 30h20z"/>
    <draw:marker draw:name="a147" svg:viewBox="0 0 20 30" svg:d="m10 0-10 30h20z"/>
    <draw:marker draw:name="a191" svg:viewBox="0 0 20 30" svg:d="m10 0-10 30h20z"/>
    <draw:marker draw:name="a149" svg:viewBox="0 0 20 30" svg:d="m10 0-10 30h20z"/>
    <draw:marker draw:name="a194" svg:viewBox="0 0 20 30" svg:d="m10 0-10 30h20z"/>
    <draw:marker draw:name="a202" svg:viewBox="0 0 20 30" svg:d="m10 0-10 30h20z"/>
    <draw:marker draw:name="a36" svg:viewBox="0 0 20 30" svg:d="m10 0-10 30h20z"/>
    <draw:marker draw:name="a0" svg:viewBox="0 0 20 30" svg:d="m10 0-10 30h20z"/>
    <draw:marker draw:name="a38" svg:viewBox="0 0 20 30" svg:d="m10 0-10 30h20z"/>
    <draw:marker draw:name="a205" svg:viewBox="0 0 20 30" svg:d="m10 0-10 30h20z"/>
    <draw:marker draw:name="a3" svg:viewBox="0 0 20 30" svg:d="m10 0-10 30h20z"/>
    <draw:marker draw:name="a199" svg:viewBox="0 0 20 30" svg:d="m10 0-10 30h20z"/>
    <draw:marker draw:name="a124" svg:viewBox="0 0 20 30" svg:d="m10 0-10 30h20z"/>
    <draw:marker draw:name="a208" svg:viewBox="0 0 20 30" svg:d="m10 0-10 30h20z"/>
    <draw:marker draw:name="a5" svg:viewBox="0 0 20 30" svg:d="m10 0-10 30h20z"/>
    <draw:marker draw:name="a86" svg:viewBox="0 0 20 30" svg:d="m10 0-10 30h20z"/>
    <draw:marker draw:name="a11" svg:viewBox="0 0 20 30" svg:d="m10 0-10 30h20z"/>
    <draw:marker draw:name="a8" svg:viewBox="0 0 20 30" svg:d="m10 0-10 30h20z"/>
    <draw:marker draw:name="a255" svg:viewBox="0 0 20 30" svg:d="m10 0-10 30h20z"/>
    <draw:marker draw:name="a172" svg:viewBox="0 0 20 30" svg:d="m10 0-10 30h20z"/>
    <draw:marker draw:name="a14" svg:viewBox="0 0 20 30" svg:d="m10 0-10 30h20z"/>
    <draw:marker draw:name="a100" svg:viewBox="0 0 20 30" svg:d="m10 0-10 30h20z"/>
    <draw:marker draw:name="a60" svg:viewBox="0 0 20 30" svg:d="m10 0-10 30h20z"/>
    <draw:marker draw:name="a177" svg:viewBox="0 0 20 30" svg:d="m10 0-10 30h20z"/>
    <draw:marker draw:name="a19" svg:viewBox="0 0 20 30" svg:d="m10 0-10 30h20z"/>
    <draw:marker draw:name="a103" svg:viewBox="0 0 20 30" svg:d="m10 0-10 30h20z"/>
    <draw:marker draw:name="a179" svg:viewBox="0 0 20 30" svg:d="m10 0-10 30h20z"/>
    <draw:marker draw:name="a63" svg:viewBox="0 0 20 30" svg:d="m10 0-10 30h20z"/>
    <draw:marker draw:name="a231" svg:viewBox="0 0 20 30" svg:d="m10 0-10 30h20z"/>
    <draw:marker draw:name="a105" svg:viewBox="0 0 20 30" svg:d="m10 0-10 30h20z"/>
    <draw:marker draw:name="a66" svg:viewBox="0 0 20 30" svg:d="m10 0-10 30h20z"/>
    <draw:marker draw:name="a233" svg:viewBox="0 0 20 30" svg:d="m10 0-10 30h20z"/>
    <draw:marker draw:name="a108" svg:viewBox="0 0 20 30" svg:d="m10 0-10 30h20z"/>
    <draw:marker draw:name="a235" svg:viewBox="0 0 20 30" svg:d="m10 0-10 30h20z"/>
    <draw:marker draw:name="a68" svg:viewBox="0 0 20 30" svg:d="m10 0-10 30h20z"/>
    <draw:marker draw:name="a155" svg:viewBox="0 0 20 30" svg:d="m10 0-10 30h20z"/>
    <draw:marker draw:name="a40" svg:viewBox="0 0 20 30" svg:d="m10 0-10 30h20z"/>
    <draw:marker draw:name="a157" svg:viewBox="0 0 20 30" svg:d="m10 0-10 30h20z"/>
    <draw:marker draw:name="a159" svg:viewBox="0 0 20 30" svg:d="m10 0-10 30h20z"/>
    <draw:marker draw:name="a44" svg:viewBox="0 0 20 30" svg:d="m10 0-10 30h20z"/>
    <draw:marker draw:name="a211" svg:viewBox="0 0 20 30" svg:d="m10 0-10 30h20z"/>
    <draw:marker draw:name="a46" svg:viewBox="0 0 20 30" svg:d="m10 0-10 30h20z"/>
    <draw:marker draw:name="a132" svg:viewBox="0 0 20 30" svg:d="m10 0-10 30h20z"/>
    <draw:marker draw:name="a94" svg:viewBox="0 0 20 30" svg:d="m10 0-10 30h20z"/>
    <draw:marker draw:name="a135" svg:viewBox="0 0 20 30" svg:d="m10 0-10 30h20z"/>
    <draw:marker draw:name="a219" svg:viewBox="0 0 20 30" svg:d="m10 0-10 30h20z"/>
    <draw:marker draw:name="a137" svg:viewBox="0 0 20 30" svg:d="m10 0-10 30h20z"/>
    <draw:marker draw:name="a182" svg:viewBox="0 0 20 30" svg:d="m10 0-10 30h20z"/>
    <draw:marker draw:name="a25" svg:viewBox="0 0 20 30" svg:d="m10 0-10 30h20z"/>
    <draw:marker draw:name="a185" svg:viewBox="0 0 20 30" svg:d="m10 0-10 30h20z"/>
    <draw:marker draw:name="a70" svg:viewBox="0 0 20 30" svg:d="m10 0-10 30h20z"/>
    <draw:marker draw:name="a27" svg:viewBox="0 0 20 30" svg:d="m10 0-10 30h20z"/>
    <draw:marker draw:name="a111" svg:viewBox="0 0 20 30" svg:d="m10 0-10 30h20z"/>
    <draw:marker draw:name="a72" svg:viewBox="0 0 20 30" svg:d="m10 0-10 30h20z"/>
    <draw:marker draw:name="a74" svg:viewBox="0 0 20 30" svg:d="m10 0-10 30h20z"/>
    <draw:marker draw:name="a241" svg:viewBox="0 0 20 30" svg:d="m10 0-10 30h20z"/>
    <draw:marker draw:name="a115" svg:viewBox="0 0 20 30" svg:d="m10 0-10 30h20z"/>
    <draw:marker draw:name="a243" svg:viewBox="0 0 20 30" svg:d="m10 0-10 30h20z"/>
    <draw:marker draw:name="a117" svg:viewBox="0 0 20 30" svg:d="m10 0-10 30h20z"/>
    <draw:marker draw:name="a161" svg:viewBox="0 0 20 30" svg:d="m10 0-10 30h20z"/>
    <draw:marker draw:name="a245" svg:viewBox="0 0 20 30" svg:d="m10 0-10 30h20z"/>
    <draw:marker draw:name="a119" svg:viewBox="0 0 20 30" svg:d="m10 0-10 30h20z"/>
    <draw:marker draw:name="a164" svg:viewBox="0 0 20 30" svg:d="m10 0-10 30h20z"/>
    <draw:marker draw:name="a248" svg:viewBox="0 0 20 30" svg:d="m10 0-10 30h20z"/>
    <draw:marker draw:name="a54" svg:viewBox="0 0 20 30" svg:d="m10 0-10 30h20z"/>
    <draw:marker draw:name="a57" svg:viewBox="0 0 20 30" svg:d="m10 0-10 30h20z"/>
    <draw:marker draw:name="a224" svg:viewBox="0 0 20 30" svg:d="m10 0-10 30h20z"/>
    <draw:marker draw:name="a140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top="0in" fo:margin-bottom="0in" fo:line-height="100%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P7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S Bremen, IFI, SoSe<text:s/><text:span text:style-name="T3">2017</text:span><text:span text:style-name="T4">,</text:span><text:span text:style-name="T5"><text:s/>Rütjerodt, Bellmass,</text:span></text:p>
        <text:p text:style-name="P6">Mangal, Düpont</text:p>
        <text:p text:style-name="Kopfzeile"/>
      </style:header>
      <style:footer>
        <text:p text:style-name="P7"><text:page-number text:fixed="false">2</text:page-number><text:s/>von<text:s/>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9:09:00Z</meta:creation-date>
    <dc:date>2017-05-10T19:57:00Z</dc:date>
    <meta:template xlink:href="Normal.dotm" xlink:type="simple"/>
    <meta:editing-cycles>13</meta:editing-cycles>
    <meta:editing-duration>PT0S</meta:editing-duration>
    <meta:document-statistic meta:page-count="8" meta:paragraph-count="1" meta:word-count="135" meta:character-count="985" meta:row-count="7" meta:non-whitespace-character-count="851"/>
  </office:meta>
</office:document-meta>
</file>